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F0000000F797B735E17E64B33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5" style:family="paragraph" style:parent-style-name="Example_20_Header">
      <style:text-properties officeooo:paragraph-rsid="0ce95318"/>
    </style:style>
    <style:style style:name="P6" style:family="paragraph" style:parent-style-name="Heading_20_3">
      <style:text-properties officeooo:rsid="137c1c96" officeooo:paragraph-rsid="17205437"/>
    </style:style>
    <style:style style:name="P7" style:family="paragraph" style:parent-style-name="Heading_20_3">
      <style:text-properties officeooo:rsid="12f86640" officeooo:paragraph-rsid="17205437"/>
    </style:style>
    <style:style style:name="P8" style:family="paragraph" style:parent-style-name="Heading_20_3">
      <style:text-properties officeooo:paragraph-rsid="17205437"/>
    </style:style>
    <style:style style:name="P9" style:family="paragraph" style:parent-style-name="Heading_20_4">
      <style:text-properties officeooo:rsid="15520144" officeooo:paragraph-rsid="17205437"/>
    </style:style>
    <style:style style:name="P10" style:family="paragraph" style:parent-style-name="Heading_20_4">
      <style:text-properties officeooo:rsid="1584f2f8" officeooo:paragraph-rsid="17205437"/>
    </style:style>
    <style:style style:name="P11" style:family="paragraph" style:parent-style-name="Heading_20_4">
      <style:text-properties officeooo:rsid="1529101a" officeooo:paragraph-rsid="17205437"/>
    </style:style>
    <style:style style:name="P12" style:family="paragraph" style:parent-style-name="Heading_20_4">
      <style:text-properties officeooo:rsid="14bca660" officeooo:paragraph-rsid="17205437"/>
    </style:style>
    <style:style style:name="P13" style:family="paragraph" style:parent-style-name="Heading_20_4">
      <style:text-properties officeooo:rsid="12e507a8" officeooo:paragraph-rsid="17205437"/>
    </style:style>
    <style:style style:name="P14" style:family="paragraph" style:parent-style-name="Heading_20_4">
      <style:text-properties officeooo:rsid="16174fb8" officeooo:paragraph-rsid="17205437"/>
    </style:style>
    <style:style style:name="P15" style:family="paragraph" style:parent-style-name="Heading_20_4">
      <style:text-properties officeooo:rsid="15198a49" officeooo:paragraph-rsid="17205437"/>
    </style:style>
    <style:style style:name="P16" style:family="paragraph" style:parent-style-name="Heading_20_4">
      <style:text-properties officeooo:rsid="16187f96" officeooo:paragraph-rsid="17205437"/>
    </style:style>
    <style:style style:name="P17" style:family="paragraph" style:parent-style-name="Heading_20_4">
      <style:text-properties officeooo:rsid="1521bb62" officeooo:paragraph-rsid="17205437"/>
    </style:style>
    <style:style style:name="P18" style:family="paragraph" style:parent-style-name="Heading_20_4">
      <style:text-properties officeooo:rsid="1542586b" officeooo:paragraph-rsid="17205437"/>
    </style:style>
    <style:style style:name="P19" style:family="paragraph" style:parent-style-name="Heading_20_4">
      <style:text-properties officeooo:rsid="152f48a3" officeooo:paragraph-rsid="17205437"/>
    </style:style>
    <style:style style:name="P20" style:family="paragraph" style:parent-style-name="Heading_20_4">
      <style:text-properties officeooo:rsid="15ab010b" officeooo:paragraph-rsid="17205437"/>
    </style:style>
    <style:style style:name="P21" style:family="paragraph" style:parent-style-name="Heading_20_4">
      <style:text-properties officeooo:paragraph-rsid="17205437"/>
    </style:style>
    <style:style style:name="P22" style:family="paragraph" style:parent-style-name="Heading_20_1" style:master-page-name="Standard">
      <style:paragraph-properties style:page-number="auto" fo:break-before="page"/>
    </style:style>
    <style:style style:name="P23" style:family="paragraph" style:parent-style-name="Standard">
      <style:paragraph-properties fo:text-align="center" style:justify-single-word="false"/>
      <style:text-properties style:font-name="Georgia3"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25" style:family="paragraph" style:parent-style-name="Standard">
      <style:paragraph-properties fo:text-align="center" style:justify-single-word="false"/>
      <style:text-properties style:font-name="Georgia3" fo:font-size="26pt" officeooo:rsid="0e3c9ac6" officeooo:paragraph-rsid="0e3c9ac6" style:font-size-asian="26pt" style:font-size-complex="26pt"/>
    </style:style>
    <style:style style:name="P2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8" style:family="paragraph" style:parent-style-name="Heading_20_5">
      <style:text-properties officeooo:paragraph-rsid="17205437"/>
    </style:style>
    <style:style style:name="P29" style:family="paragraph" style:parent-style-name="Heading_20_2">
      <style:text-properties officeooo:rsid="146d70b4" officeooo:paragraph-rsid="17205437"/>
    </style:style>
    <style:style style:name="P30" style:family="paragraph" style:parent-style-name="Heading_20_2">
      <style:text-properties officeooo:rsid="13ad953f" officeooo:paragraph-rsid="17205437"/>
    </style:style>
    <style:style style:name="P31" style:family="paragraph" style:parent-style-name="Heading_20_2">
      <style:text-properties officeooo:paragraph-rsid="17205437"/>
    </style:style>
    <style:style style:name="P32" style:family="paragraph" style:parent-style-name="Text_20_body" style:master-page-name="Standard">
      <style:paragraph-properties fo:text-align="end" style:justify-single-word="false" style:page-number="auto"/>
    </style:style>
    <style:style style:name="P33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34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35" style:family="paragraph" style:parent-style-name="Text_20_body" style:list-style-name="L149">
      <style:text-properties fo:font-style="italic" officeooo:rsid="144cdd18" officeooo:paragraph-rsid="17205437" style:font-style-asian="italic" style:font-style-complex="italic"/>
    </style:style>
    <style:style style:name="P36" style:family="paragraph" style:parent-style-name="Text_20_body" style:list-style-name="L150">
      <style:text-properties fo:font-style="italic" officeooo:rsid="1369ea01" officeooo:paragraph-rsid="17205437" style:font-style-asian="italic" style:font-style-complex="italic"/>
    </style:style>
    <style:style style:name="P37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38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39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40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41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42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43" style:family="paragraph" style:parent-style-name="Text_20_body" style:list-style-name="L153">
      <style:text-properties fo:font-style="italic" officeooo:rsid="13952307" officeooo:paragraph-rsid="17205437" style:font-style-asian="italic" style:font-style-complex="italic"/>
    </style:style>
    <style:style style:name="P44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45" style:family="paragraph" style:parent-style-name="Text_20_body" style:list-style-name="L157">
      <style:text-properties fo:font-style="italic" officeooo:rsid="13562d11" officeooo:paragraph-rsid="17205437" style:font-style-asian="italic" style:font-style-complex="italic"/>
    </style:style>
    <style:style style:name="P46" style:family="paragraph" style:parent-style-name="Text_20_body" style:list-style-name="L157">
      <style:text-properties fo:font-style="italic" officeooo:rsid="13f8c883" officeooo:paragraph-rsid="17205437" style:font-style-asian="italic" style:font-style-complex="italic"/>
    </style:style>
    <style:style style:name="P47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48" style:family="paragraph" style:parent-style-name="Text_20_body" style:list-style-name="L167">
      <style:text-properties fo:font-style="italic" officeooo:rsid="15874b82" officeooo:paragraph-rsid="17205437" style:font-style-asian="italic" style:font-style-complex="italic"/>
    </style:style>
    <style:style style:name="P49" style:family="paragraph" style:parent-style-name="Text_20_body" style:list-style-name="L168">
      <style:text-properties fo:font-style="italic" officeooo:rsid="15957b2a" officeooo:paragraph-rsid="17205437" style:font-style-asian="italic" style:font-style-complex="italic"/>
    </style:style>
    <style:style style:name="P50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51" style:family="paragraph" style:parent-style-name="Text_20_body" style:list-style-name="L170">
      <style:text-properties fo:font-style="italic" officeooo:rsid="15c64218" officeooo:paragraph-rsid="17205437" style:font-style-asian="italic" style:font-style-complex="italic"/>
    </style:style>
    <style:style style:name="P52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5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54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55" style:family="paragraph" style:parent-style-name="Text_20_body" style:list-style-name="L192">
      <style:text-properties fo:font-style="italic" officeooo:rsid="14b80987" officeooo:paragraph-rsid="17205437" style:font-style-asian="italic" style:font-style-complex="italic"/>
    </style:style>
    <style:style style:name="P56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57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58" style:family="paragraph" style:parent-style-name="Text_20_body" style:list-style-name="L193">
      <style:text-properties fo:font-style="italic" officeooo:rsid="15b53645" officeooo:paragraph-rsid="17205437" style:font-style-asian="italic" style:font-style-complex="italic"/>
    </style:style>
    <style:style style:name="P59" style:family="paragraph" style:parent-style-name="Text_20_body" style:list-style-name="L182">
      <style:text-properties fo:font-style="italic" style:text-underline-style="none" officeooo:rsid="15f88ec1" officeooo:paragraph-rsid="17205437" style:font-style-asian="italic" style:font-style-complex="italic"/>
    </style:style>
    <style:style style:name="P60" style:family="paragraph" style:parent-style-name="Text_20_body" style:list-style-name="L182">
      <style:text-properties fo:font-style="italic" style:text-underline-style="none" officeooo:rsid="15e6b6dc" officeooo:paragraph-rsid="17205437" style:font-style-asian="italic" style:font-style-complex="italic"/>
    </style:style>
    <style:style style:name="P61" style:family="paragraph" style:parent-style-name="Text_20_body" style:list-style-name="L183">
      <style:text-properties fo:font-style="italic" style:text-underline-style="none" officeooo:rsid="15f6829f" officeooo:paragraph-rsid="17205437" style:font-style-asian="italic" style:font-style-complex="italic"/>
    </style:style>
    <style:style style:name="P62" style:family="paragraph" style:parent-style-name="Text_20_body" style:list-style-name="L183">
      <style:text-properties fo:font-style="italic" style:text-underline-style="none" officeooo:rsid="15f76865" officeooo:paragraph-rsid="17205437" style:font-style-asian="italic" style:font-style-complex="italic"/>
    </style:style>
    <style:style style:name="P63" style:family="paragraph" style:parent-style-name="Text_20_body" style:list-style-name="L183">
      <style:text-properties fo:font-style="italic" style:text-underline-style="none" officeooo:rsid="15fe1d64" officeooo:paragraph-rsid="17205437" style:font-style-asian="italic" style:font-style-complex="italic"/>
    </style:style>
    <style:style style:name="P64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65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66" style:family="paragraph" style:parent-style-name="Text_20_body">
      <style:text-properties fo:language="cs" fo:country="CZ" officeooo:rsid="1552db12" officeooo:paragraph-rsid="17205437"/>
    </style:style>
    <style:style style:name="P67" style:family="paragraph" style:parent-style-name="Text_20_body" style:list-style-name="L165">
      <style:text-properties fo:language="cs" fo:country="CZ" officeooo:rsid="1556058d" officeooo:paragraph-rsid="17205437"/>
    </style:style>
    <style:style style:name="P68" style:family="paragraph" style:parent-style-name="Text_20_body" style:list-style-name="L165">
      <style:text-properties fo:language="cs" fo:country="CZ" officeooo:rsid="15561023" officeooo:paragraph-rsid="17205437"/>
    </style:style>
    <style:style style:name="P69" style:family="paragraph" style:parent-style-name="Text_20_body" style:list-style-name="L165">
      <style:text-properties fo:language="cs" fo:country="CZ" officeooo:rsid="15599a10" officeooo:paragraph-rsid="17205437"/>
    </style:style>
    <style:style style:name="P70" style:family="paragraph" style:parent-style-name="Text_20_body">
      <style:text-properties fo:language="cs" fo:country="CZ" fo:font-style="normal" officeooo:rsid="13293b38" officeooo:paragraph-rsid="17205437" style:font-style-asian="normal" style:font-style-complex="normal"/>
    </style:style>
    <style:style style:name="P71" style:family="paragraph" style:parent-style-name="Text_20_body" style:list-style-name="L183">
      <style:text-properties fo:language="cs" fo:country="CZ" fo:font-style="normal" officeooo:rsid="160e1c76" officeooo:paragraph-rsid="17205437" style:font-style-asian="normal" style:font-style-complex="normal"/>
    </style:style>
    <style:style style:name="P72" style:family="paragraph" style:parent-style-name="Text_20_body" style:list-style-name="L183">
      <style:text-properties fo:language="cs" fo:country="CZ" fo:font-style="normal" officeooo:rsid="160397eb" officeooo:paragraph-rsid="17205437" style:font-style-asian="normal" style:font-style-complex="normal"/>
    </style:style>
    <style:style style:name="P73" style:family="paragraph" style:parent-style-name="Text_20_body">
      <style:text-properties fo:language="cs" fo:country="CZ" fo:font-style="normal" officeooo:rsid="15e6b6dc" officeooo:paragraph-rsid="17205437" style:font-style-asian="normal" style:font-style-complex="normal"/>
    </style:style>
    <style:style style:name="P74" style:family="paragraph" style:parent-style-name="Text_20_body">
      <style:text-properties fo:language="cs" fo:country="CZ" officeooo:rsid="1292f473" officeooo:paragraph-rsid="17205437"/>
    </style:style>
    <style:style style:name="P75" style:family="paragraph" style:parent-style-name="Text_20_body">
      <style:text-properties fo:language="cs" fo:country="CZ" officeooo:rsid="12933252" officeooo:paragraph-rsid="17205437"/>
    </style:style>
    <style:style style:name="P76" style:family="paragraph" style:parent-style-name="Text_20_body" style:list-style-name="L184">
      <style:text-properties fo:language="cs" fo:country="CZ" officeooo:rsid="1294be6a" officeooo:paragraph-rsid="17205437"/>
    </style:style>
    <style:style style:name="P77" style:family="paragraph" style:parent-style-name="Text_20_body" style:list-style-name="L184">
      <style:text-properties fo:language="cs" fo:country="CZ" officeooo:rsid="1295d98c" officeooo:paragraph-rsid="17205437"/>
    </style:style>
    <style:style style:name="P78" style:family="paragraph" style:parent-style-name="Text_20_body" style:list-style-name="L184">
      <style:text-properties fo:language="cs" fo:country="CZ" officeooo:rsid="1296fda4" officeooo:paragraph-rsid="17205437"/>
    </style:style>
    <style:style style:name="P79" style:family="paragraph" style:parent-style-name="Text_20_body" style:list-style-name="L184">
      <style:text-properties fo:language="cs" fo:country="CZ" officeooo:rsid="1299441e" officeooo:paragraph-rsid="17205437"/>
    </style:style>
    <style:style style:name="P80" style:family="paragraph" style:parent-style-name="Text_20_body" style:list-style-name="L184">
      <style:text-properties fo:language="cs" fo:country="CZ" officeooo:rsid="122a6ace" officeooo:paragraph-rsid="17205437"/>
    </style:style>
    <style:style style:name="P81" style:family="paragraph" style:parent-style-name="Text_20_body" style:list-style-name="L185">
      <style:text-properties fo:language="cs" fo:country="CZ" officeooo:rsid="122d326f" officeooo:paragraph-rsid="17205437"/>
    </style:style>
    <style:style style:name="P82" style:family="paragraph" style:parent-style-name="Text_20_body">
      <style:text-properties fo:language="cs" fo:country="CZ" officeooo:rsid="14aee26c" officeooo:paragraph-rsid="17205437"/>
    </style:style>
    <style:style style:name="P83" style:family="paragraph" style:parent-style-name="Text_20_body">
      <style:text-properties fo:language="cs" fo:country="CZ" officeooo:rsid="15d6f475" officeooo:paragraph-rsid="17205437"/>
    </style:style>
    <style:style style:name="P84" style:family="paragraph" style:parent-style-name="Text_20_body" style:list-style-name="L186">
      <style:text-properties fo:language="cs" fo:country="CZ" officeooo:rsid="148ebd0f" officeooo:paragraph-rsid="17205437"/>
    </style:style>
    <style:style style:name="P85" style:family="paragraph" style:parent-style-name="Text_20_body">
      <style:text-properties fo:language="cs" fo:country="CZ" officeooo:rsid="120ad196" officeooo:paragraph-rsid="17205437"/>
    </style:style>
    <style:style style:name="P86" style:family="paragraph" style:parent-style-name="Text_20_body" style:list-style-name="L194">
      <style:text-properties fo:language="cs" fo:country="CZ" officeooo:rsid="128a63c3" officeooo:paragraph-rsid="17205437"/>
    </style:style>
    <style:style style:name="P87" style:family="paragraph" style:parent-style-name="Text_20_body" style:list-style-name="L194">
      <style:text-properties fo:language="cs" fo:country="CZ" officeooo:rsid="151696fd" officeooo:paragraph-rsid="17205437"/>
    </style:style>
    <style:style style:name="P88" style:family="paragraph" style:parent-style-name="Text_20_body" style:list-style-name="L194">
      <style:text-properties fo:language="cs" fo:country="CZ" officeooo:rsid="14099841" officeooo:paragraph-rsid="17205437"/>
    </style:style>
    <style:style style:name="P89" style:family="paragraph" style:parent-style-name="Text_20_body">
      <style:text-properties fo:language="cs" fo:country="CZ" officeooo:rsid="128c433e" officeooo:paragraph-rsid="17205437"/>
    </style:style>
    <style:style style:name="P90" style:family="paragraph" style:parent-style-name="Text_20_body" style:list-style-name="L196">
      <style:text-properties fo:language="cs" fo:country="CZ" officeooo:rsid="122829e6" officeooo:paragraph-rsid="17205437"/>
    </style:style>
    <style:style style:name="P91" style:family="paragraph" style:parent-style-name="Text_20_body" style:list-style-name="L138">
      <style:text-properties fo:font-style="normal" officeooo:rsid="11f883a3" officeooo:paragraph-rsid="17205437" style:font-style-asian="normal" style:font-style-complex="normal"/>
    </style:style>
    <style:style style:name="P92" style:family="paragraph" style:parent-style-name="Text_20_body" style:list-style-name="L147">
      <style:text-properties fo:font-style="normal" officeooo:rsid="13718a2c" officeooo:paragraph-rsid="17205437" style:font-style-asian="normal" style:font-style-complex="normal"/>
    </style:style>
    <style:style style:name="P93" style:family="paragraph" style:parent-style-name="Text_20_body" style:list-style-name="L151">
      <style:text-properties fo:font-style="normal" officeooo:rsid="13746450" officeooo:paragraph-rsid="17205437" style:font-style-asian="normal" style:font-style-complex="normal"/>
    </style:style>
    <style:style style:name="P94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95" style:family="paragraph" style:parent-style-name="Text_20_body" style:list-style-name="L152">
      <style:text-properties fo:font-style="normal" officeooo:rsid="144f4c5e" officeooo:paragraph-rsid="17205437" style:font-style-asian="normal" style:font-style-complex="normal"/>
    </style:style>
    <style:style style:name="P96" style:family="paragraph" style:parent-style-name="Text_20_body" style:list-style-name="L153">
      <style:text-properties fo:font-style="normal" officeooo:rsid="132529fa" officeooo:paragraph-rsid="17205437" style:font-style-asian="normal" style:font-style-complex="normal"/>
    </style:style>
    <style:style style:name="P97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98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99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100" style:family="paragraph" style:parent-style-name="Text_20_body" style:list-style-name="L155">
      <style:text-properties fo:font-style="normal" officeooo:rsid="131ed09e" officeooo:paragraph-rsid="17205437" style:font-style-asian="normal" style:font-style-complex="normal"/>
    </style:style>
    <style:style style:name="P101" style:family="paragraph" style:parent-style-name="Text_20_body" style:list-style-name="L155">
      <style:text-properties fo:font-style="normal" officeooo:rsid="1338cf47" officeooo:paragraph-rsid="17205437" style:font-style-asian="normal" style:font-style-complex="normal"/>
    </style:style>
    <style:style style:name="P102" style:family="paragraph" style:parent-style-name="Text_20_body" style:list-style-name="L156">
      <style:text-properties fo:font-style="normal" officeooo:rsid="130b426a" officeooo:paragraph-rsid="17205437" style:font-style-asian="normal" style:font-style-complex="normal"/>
    </style:style>
    <style:style style:name="P103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104" style:family="paragraph" style:parent-style-name="Text_20_body" style:list-style-name="L179">
      <style:text-properties fo:font-style="normal" officeooo:rsid="1538965f" officeooo:paragraph-rsid="17205437" style:font-style-asian="normal" style:font-style-complex="normal"/>
    </style:style>
    <style:style style:name="P105" style:family="paragraph" style:parent-style-name="Text_20_body" style:list-style-name="L180">
      <style:text-properties fo:font-style="normal" officeooo:rsid="1533db2f" officeooo:paragraph-rsid="17205437" style:font-style-asian="normal" style:font-style-complex="normal"/>
    </style:style>
    <style:style style:name="P106" style:family="paragraph" style:parent-style-name="Text_20_body">
      <style:text-properties fo:font-style="normal" officeooo:rsid="15f0c3ea" officeooo:paragraph-rsid="17205437" style:font-style-asian="normal" style:font-style-complex="normal"/>
    </style:style>
    <style:style style:name="P107" style:family="paragraph" style:parent-style-name="Text_20_body" style:list-style-name="L183">
      <style:text-properties fo:font-style="normal" officeooo:rsid="15eca9b8" officeooo:paragraph-rsid="17205437" style:font-style-asian="normal" style:font-style-complex="normal"/>
    </style:style>
    <style:style style:name="P108" style:family="paragraph" style:parent-style-name="Text_20_body" style:list-style-name="L183">
      <style:text-properties fo:font-style="normal" officeooo:rsid="15f1ec80" officeooo:paragraph-rsid="17205437" style:font-style-asian="normal" style:font-style-complex="normal"/>
    </style:style>
    <style:style style:name="P109" style:family="paragraph" style:parent-style-name="Text_20_body" style:list-style-name="L183">
      <style:text-properties fo:font-style="normal" officeooo:rsid="160f4828" officeooo:paragraph-rsid="17205437" style:font-style-asian="normal" style:font-style-complex="normal"/>
    </style:style>
    <style:style style:name="P110" style:family="paragraph" style:parent-style-name="Text_20_body" style:list-style-name="L193">
      <style:text-properties fo:font-style="normal" officeooo:rsid="15b6ad61" officeooo:paragraph-rsid="17205437" style:font-style-asian="normal" style:font-style-complex="normal"/>
    </style:style>
    <style:style style:name="P111" style:family="paragraph" style:parent-style-name="Text_20_body" style:list-style-name="L193">
      <style:text-properties fo:font-style="normal" officeooo:rsid="15b8a048" officeooo:paragraph-rsid="17205437" style:font-style-asian="normal" style:font-style-complex="normal"/>
    </style:style>
    <style:style style:name="P112" style:family="paragraph" style:parent-style-name="Text_20_body" style:list-style-name="L193">
      <style:text-properties fo:font-style="normal" officeooo:rsid="15b4f068" officeooo:paragraph-rsid="17205437" style:font-style-asian="normal" style:font-style-complex="normal"/>
    </style:style>
    <style:style style:name="P113" style:family="paragraph" style:parent-style-name="Text_20_body" style:list-style-name="L183">
      <style:text-properties fo:font-style="normal" style:text-underline-style="none" fo:font-weight="normal" officeooo:rsid="15fe590e" officeooo:paragraph-rsid="17205437" style:font-style-asian="normal" style:font-weight-asian="normal" style:font-style-complex="normal" style:font-weight-complex="normal"/>
    </style:style>
    <style:style style:name="P114" style:family="paragraph" style:parent-style-name="Text_20_body" style:list-style-name="L183">
      <style:text-properties fo:font-style="normal" style:text-underline-style="none" fo:font-weight="normal" officeooo:rsid="16030374" officeooo:paragraph-rsid="17205437" style:font-style-asian="normal" style:font-weight-asian="normal" style:font-style-complex="normal" style:font-weight-complex="normal"/>
    </style:style>
    <style:style style:name="P115" style:family="paragraph" style:parent-style-name="Text_20_body" style:list-style-name="L174">
      <style:text-properties officeooo:rsid="13bcbb86" officeooo:paragraph-rsid="17205437"/>
    </style:style>
    <style:style style:name="P116" style:family="paragraph" style:parent-style-name="Text_20_body" style:list-style-name="L168">
      <style:text-properties officeooo:rsid="12c8c6da" officeooo:paragraph-rsid="17205437"/>
    </style:style>
    <style:style style:name="P117" style:family="paragraph" style:parent-style-name="Text_20_body">
      <style:text-properties style:font-name="Georgia3"/>
    </style:style>
    <style:style style:name="P118" style:family="paragraph" style:parent-style-name="Text_20_body">
      <style:paragraph-properties fo:text-align="center" style:justify-single-word="false"/>
      <style:text-properties style:font-name="Georgia3" fo:font-size="26pt" officeooo:rsid="171ff223" officeooo:paragraph-rsid="171ff223" style:font-size-asian="26pt" style:font-size-complex="26pt"/>
    </style:style>
    <style:style style:name="P119" style:family="paragraph" style:parent-style-name="Text_20_body">
      <style:paragraph-properties fo:text-align="center" style:justify-single-word="false"/>
      <style:text-properties officeooo:paragraph-rsid="0ce95318"/>
    </style:style>
    <style:style style:name="P120" style:family="paragraph" style:parent-style-name="Text_20_body" style:list-style-name="L196">
      <style:text-properties officeooo:rsid="122829e6" officeooo:paragraph-rsid="17205437"/>
    </style:style>
    <style:style style:name="P121" style:family="paragraph" style:parent-style-name="Text_20_body">
      <style:text-properties officeooo:rsid="15aa2cb2" officeooo:paragraph-rsid="17205437"/>
    </style:style>
    <style:style style:name="P122" style:family="paragraph" style:parent-style-name="Text_20_body" style:list-style-name="L61">
      <style:text-properties officeooo:paragraph-rsid="17205437"/>
    </style:style>
    <style:style style:name="P123" style:family="paragraph" style:parent-style-name="Text_20_body" style:list-style-name="L61">
      <style:text-properties officeooo:rsid="14fe40c0" officeooo:paragraph-rsid="17205437"/>
    </style:style>
    <style:style style:name="P124" style:family="paragraph" style:parent-style-name="Text_20_body" style:list-style-name="L61">
      <style:text-properties officeooo:rsid="14ffff55" officeooo:paragraph-rsid="17205437"/>
    </style:style>
    <style:style style:name="P125" style:family="paragraph" style:parent-style-name="Text_20_body" style:list-style-name="L61">
      <style:text-properties officeooo:rsid="150217c2" officeooo:paragraph-rsid="17205437"/>
    </style:style>
    <style:style style:name="P126" style:family="paragraph" style:parent-style-name="Text_20_body" style:list-style-name="L61">
      <style:text-properties officeooo:rsid="15161d01" officeooo:paragraph-rsid="17205437"/>
    </style:style>
    <style:style style:name="P127" style:family="paragraph" style:parent-style-name="Text_20_body" style:list-style-name="L61">
      <style:text-properties officeooo:rsid="15645808" officeooo:paragraph-rsid="17205437"/>
    </style:style>
    <style:style style:name="P128" style:family="paragraph" style:parent-style-name="Text_20_body" style:list-style-name="L61">
      <style:text-properties officeooo:rsid="1564bac2" officeooo:paragraph-rsid="17205437"/>
    </style:style>
    <style:style style:name="P129" style:family="paragraph" style:parent-style-name="Text_20_body" style:list-style-name="L61">
      <style:text-properties officeooo:rsid="1566b165" officeooo:paragraph-rsid="17205437"/>
    </style:style>
    <style:style style:name="P130" style:family="paragraph" style:parent-style-name="Text_20_body" style:list-style-name="L61">
      <style:text-properties officeooo:rsid="15a3b646" officeooo:paragraph-rsid="17205437"/>
    </style:style>
    <style:style style:name="P131" style:family="paragraph" style:parent-style-name="Text_20_body" style:list-style-name="L61">
      <style:text-properties officeooo:rsid="160397eb" officeooo:paragraph-rsid="17205437"/>
    </style:style>
    <style:style style:name="P132" style:family="paragraph" style:parent-style-name="Text_20_body" style:list-style-name="L183">
      <style:text-properties officeooo:rsid="160397eb" officeooo:paragraph-rsid="17205437"/>
    </style:style>
    <style:style style:name="P133" style:family="paragraph" style:parent-style-name="Text_20_body">
      <style:text-properties officeooo:rsid="160397eb" officeooo:paragraph-rsid="17205437"/>
    </style:style>
    <style:style style:name="P134" style:family="paragraph" style:parent-style-name="Text_20_body" style:list-style-name="L129">
      <style:text-properties officeooo:rsid="14ee0a86" officeooo:paragraph-rsid="17205437"/>
    </style:style>
    <style:style style:name="P135" style:family="paragraph" style:parent-style-name="Text_20_body">
      <style:text-properties officeooo:rsid="14ee0a86" officeooo:paragraph-rsid="17205437"/>
    </style:style>
    <style:style style:name="P136" style:family="paragraph" style:parent-style-name="Text_20_body" style:list-style-name="L129">
      <style:text-properties officeooo:rsid="14cdc827" officeooo:paragraph-rsid="17205437"/>
    </style:style>
    <style:style style:name="P137" style:family="paragraph" style:parent-style-name="Text_20_body" style:list-style-name="L129">
      <style:text-properties officeooo:rsid="14c0a5d1" officeooo:paragraph-rsid="17205437"/>
    </style:style>
    <style:style style:name="P138" style:family="paragraph" style:parent-style-name="Text_20_body" style:list-style-name="L130">
      <style:text-properties officeooo:rsid="14a8e34b" officeooo:paragraph-rsid="17205437"/>
    </style:style>
    <style:style style:name="P139" style:family="paragraph" style:parent-style-name="Text_20_body" style:list-style-name="L131">
      <style:text-properties officeooo:rsid="14299eea" officeooo:paragraph-rsid="17205437"/>
    </style:style>
    <style:style style:name="P140" style:family="paragraph" style:parent-style-name="Text_20_body" style:list-style-name="L131">
      <style:text-properties officeooo:rsid="1425ce6e" officeooo:paragraph-rsid="17205437"/>
    </style:style>
    <style:style style:name="P141" style:family="paragraph" style:parent-style-name="Text_20_body" style:list-style-name="L132">
      <style:text-properties officeooo:rsid="1421d79d" officeooo:paragraph-rsid="17205437"/>
    </style:style>
    <style:style style:name="P142" style:family="paragraph" style:parent-style-name="Text_20_body" style:list-style-name="L132">
      <style:text-properties officeooo:rsid="1401abe5" officeooo:paragraph-rsid="17205437"/>
    </style:style>
    <style:style style:name="P143" style:family="paragraph" style:parent-style-name="Text_20_body" style:list-style-name="L132">
      <style:text-properties officeooo:rsid="140239ae" officeooo:paragraph-rsid="17205437"/>
    </style:style>
    <style:style style:name="P144" style:family="paragraph" style:parent-style-name="Text_20_body" style:list-style-name="L132">
      <style:text-properties officeooo:rsid="140b8728" officeooo:paragraph-rsid="17205437"/>
    </style:style>
    <style:style style:name="P145" style:family="paragraph" style:parent-style-name="Text_20_body" style:list-style-name="L135">
      <style:text-properties officeooo:rsid="1286f93b" officeooo:paragraph-rsid="17205437"/>
    </style:style>
    <style:style style:name="P146" style:family="paragraph" style:parent-style-name="Text_20_body">
      <style:text-properties officeooo:rsid="1286f93b" officeooo:paragraph-rsid="17205437"/>
    </style:style>
    <style:style style:name="P147" style:family="paragraph" style:parent-style-name="Text_20_body" style:list-style-name="L133">
      <style:text-properties officeooo:rsid="1303a9b7" officeooo:paragraph-rsid="17205437"/>
    </style:style>
    <style:style style:name="P148" style:family="paragraph" style:parent-style-name="Text_20_body" style:list-style-name="L133">
      <style:text-properties officeooo:rsid="1334e306" officeooo:paragraph-rsid="17205437"/>
    </style:style>
    <style:style style:name="P149" style:family="paragraph" style:parent-style-name="Text_20_body" style:list-style-name="L133">
      <style:text-properties officeooo:rsid="1316bfe7" officeooo:paragraph-rsid="17205437"/>
    </style:style>
    <style:style style:name="P150" style:family="paragraph" style:parent-style-name="Text_20_body" style:list-style-name="L134">
      <style:text-properties officeooo:rsid="1273419a" officeooo:paragraph-rsid="17205437"/>
    </style:style>
    <style:style style:name="P151" style:family="paragraph" style:parent-style-name="Text_20_body">
      <style:text-properties officeooo:rsid="1273419a" officeooo:paragraph-rsid="17205437"/>
    </style:style>
    <style:style style:name="P152" style:family="paragraph" style:parent-style-name="Text_20_body" style:list-style-name="L134">
      <style:text-properties officeooo:rsid="1274c195" officeooo:paragraph-rsid="17205437"/>
    </style:style>
    <style:style style:name="P153" style:family="paragraph" style:parent-style-name="Text_20_body" style:list-style-name="L134">
      <style:text-properties officeooo:rsid="1276d8f4" officeooo:paragraph-rsid="17205437"/>
    </style:style>
    <style:style style:name="P154" style:family="paragraph" style:parent-style-name="Text_20_body" style:list-style-name="L134">
      <style:text-properties officeooo:rsid="1275c471" officeooo:paragraph-rsid="17205437"/>
    </style:style>
    <style:style style:name="P155" style:family="paragraph" style:parent-style-name="Text_20_body" style:list-style-name="L135">
      <style:text-properties fo:font-weight="normal" officeooo:rsid="127083fa" officeooo:paragraph-rsid="17205437" style:font-weight-asian="normal" style:font-weight-complex="normal"/>
    </style:style>
    <style:style style:name="P156" style:family="paragraph" style:parent-style-name="Text_20_body" style:list-style-name="L135">
      <style:text-properties fo:font-weight="normal" officeooo:rsid="141fe3e6" officeooo:paragraph-rsid="17205437" style:font-weight-asian="normal" style:font-weight-complex="normal"/>
    </style:style>
    <style:style style:name="P157" style:family="paragraph" style:parent-style-name="Text_20_body" style:list-style-name="L137">
      <style:text-properties officeooo:rsid="130620e1" officeooo:paragraph-rsid="17205437"/>
    </style:style>
    <style:style style:name="P158" style:family="paragraph" style:parent-style-name="Text_20_body">
      <style:text-properties officeooo:rsid="130620e1" officeooo:paragraph-rsid="17205437"/>
    </style:style>
    <style:style style:name="P159" style:family="paragraph" style:parent-style-name="Text_20_body" style:list-style-name="L136">
      <style:text-properties officeooo:rsid="13d144e5" officeooo:paragraph-rsid="17205437"/>
    </style:style>
    <style:style style:name="P160" style:family="paragraph" style:parent-style-name="Text_20_body">
      <style:text-properties officeooo:rsid="1284e9ba" officeooo:paragraph-rsid="17205437"/>
    </style:style>
    <style:style style:name="P161" style:family="paragraph" style:parent-style-name="Text_20_body">
      <style:text-properties officeooo:rsid="1285b3e2" officeooo:paragraph-rsid="17205437"/>
    </style:style>
    <style:style style:name="P162" style:family="paragraph" style:parent-style-name="Text_20_body" style:list-style-name="L138">
      <style:text-properties officeooo:rsid="12fd453b" officeooo:paragraph-rsid="17205437"/>
    </style:style>
    <style:style style:name="P163" style:family="paragraph" style:parent-style-name="Text_20_body" style:list-style-name="L138">
      <style:text-properties officeooo:rsid="12fe7ff5" officeooo:paragraph-rsid="17205437"/>
    </style:style>
    <style:style style:name="P164" style:family="paragraph" style:parent-style-name="Text_20_body">
      <style:text-properties officeooo:rsid="12867779" officeooo:paragraph-rsid="17205437"/>
    </style:style>
    <style:style style:name="P165" style:family="paragraph" style:parent-style-name="Text_20_body" style:list-style-name="L139">
      <style:text-properties officeooo:rsid="128e0816" officeooo:paragraph-rsid="17205437"/>
    </style:style>
    <style:style style:name="P166" style:family="paragraph" style:parent-style-name="Text_20_body">
      <style:text-properties officeooo:rsid="128e0816" officeooo:paragraph-rsid="17205437"/>
    </style:style>
    <style:style style:name="P167" style:family="paragraph" style:parent-style-name="Text_20_body" style:list-style-name="L139">
      <style:text-properties officeooo:rsid="12917320" officeooo:paragraph-rsid="17205437"/>
    </style:style>
    <style:style style:name="P168" style:family="paragraph" style:parent-style-name="Text_20_body">
      <style:text-properties officeooo:rsid="142dd805" officeooo:paragraph-rsid="17205437"/>
    </style:style>
    <style:style style:name="P169" style:family="paragraph" style:parent-style-name="Text_20_body" style:list-style-name="L140">
      <style:text-properties officeooo:rsid="14585935" officeooo:paragraph-rsid="17205437"/>
    </style:style>
    <style:style style:name="P170" style:family="paragraph" style:parent-style-name="Text_20_body" style:list-style-name="L141">
      <style:text-properties officeooo:rsid="14585935" officeooo:paragraph-rsid="17205437"/>
    </style:style>
    <style:style style:name="P171" style:family="paragraph" style:parent-style-name="Text_20_body" style:list-style-name="L141">
      <style:text-properties officeooo:rsid="1455f337" officeooo:paragraph-rsid="17205437"/>
    </style:style>
    <style:style style:name="P172" style:family="paragraph" style:parent-style-name="Text_20_body" style:list-style-name="L141">
      <style:text-properties officeooo:rsid="145c504d" officeooo:paragraph-rsid="17205437"/>
    </style:style>
    <style:style style:name="P173" style:family="paragraph" style:parent-style-name="Text_20_body" style:list-style-name="L141">
      <style:text-properties officeooo:rsid="145722f9" officeooo:paragraph-rsid="17205437"/>
    </style:style>
    <style:style style:name="P174" style:family="paragraph" style:parent-style-name="Text_20_body" style:list-style-name="L141">
      <style:text-properties officeooo:rsid="14d3e335" officeooo:paragraph-rsid="17205437"/>
    </style:style>
    <style:style style:name="P175" style:family="paragraph" style:parent-style-name="Text_20_body" style:list-style-name="L141">
      <style:text-properties officeooo:rsid="14d526cd" officeooo:paragraph-rsid="17205437"/>
    </style:style>
    <style:style style:name="P176" style:family="paragraph" style:parent-style-name="Text_20_body" style:list-style-name="L141">
      <style:text-properties officeooo:rsid="14641de2" officeooo:paragraph-rsid="17205437"/>
    </style:style>
    <style:style style:name="P177" style:family="paragraph" style:parent-style-name="Text_20_body">
      <style:text-properties officeooo:rsid="1470ab33" officeooo:paragraph-rsid="17205437"/>
    </style:style>
    <style:style style:name="P178" style:family="paragraph" style:parent-style-name="Text_20_body">
      <style:text-properties officeooo:rsid="1471fc0d" officeooo:paragraph-rsid="17205437"/>
    </style:style>
    <style:style style:name="P179" style:family="paragraph" style:parent-style-name="Text_20_body">
      <style:text-properties officeooo:rsid="14f3c9c1" officeooo:paragraph-rsid="17205437"/>
    </style:style>
    <style:style style:name="P180" style:family="paragraph" style:parent-style-name="Text_20_body">
      <style:text-properties officeooo:rsid="13bb01cb" officeooo:paragraph-rsid="17205437"/>
    </style:style>
    <style:style style:name="P181" style:family="paragraph" style:parent-style-name="Text_20_body">
      <style:text-properties officeooo:rsid="14913861" officeooo:paragraph-rsid="17205437"/>
    </style:style>
    <style:style style:name="P182" style:family="paragraph" style:parent-style-name="Text_20_body" style:list-style-name="L142">
      <style:text-properties officeooo:rsid="129b8b62" officeooo:paragraph-rsid="17205437"/>
    </style:style>
    <style:style style:name="P183" style:family="paragraph" style:parent-style-name="Text_20_body" style:list-style-name="L143">
      <style:text-properties officeooo:rsid="129ef19d" officeooo:paragraph-rsid="17205437"/>
    </style:style>
    <style:style style:name="P184" style:family="paragraph" style:parent-style-name="Text_20_body" style:list-style-name="L144">
      <style:text-properties officeooo:rsid="13ae1165" officeooo:paragraph-rsid="17205437"/>
    </style:style>
    <style:style style:name="P185" style:family="paragraph" style:parent-style-name="Text_20_body">
      <style:text-properties officeooo:rsid="13b158d0" officeooo:paragraph-rsid="17205437"/>
    </style:style>
    <style:style style:name="P186" style:family="paragraph" style:parent-style-name="Text_20_body" style:list-style-name="L145">
      <style:text-properties officeooo:rsid="1496a429" officeooo:paragraph-rsid="17205437"/>
    </style:style>
    <style:style style:name="P187" style:family="paragraph" style:parent-style-name="Text_20_body" style:list-style-name="L146">
      <style:text-properties officeooo:rsid="13b32ae4" officeooo:paragraph-rsid="17205437"/>
    </style:style>
    <style:style style:name="P188" style:family="paragraph" style:parent-style-name="Text_20_body" style:list-style-name="L148">
      <style:text-properties officeooo:rsid="144bec07" officeooo:paragraph-rsid="17205437"/>
    </style:style>
    <style:style style:name="P189" style:family="paragraph" style:parent-style-name="Text_20_body">
      <style:text-properties officeooo:rsid="13479af4" officeooo:paragraph-rsid="17205437"/>
    </style:style>
    <style:style style:name="P190" style:family="paragraph" style:parent-style-name="Text_20_body">
      <style:text-properties officeooo:rsid="13762611" officeooo:paragraph-rsid="17205437"/>
    </style:style>
    <style:style style:name="P191" style:family="paragraph" style:parent-style-name="Text_20_body">
      <style:text-properties officeooo:rsid="1353cdbd" officeooo:paragraph-rsid="17205437"/>
    </style:style>
    <style:style style:name="P192" style:family="paragraph" style:parent-style-name="Text_20_body">
      <style:text-properties officeooo:rsid="134c2f67" officeooo:paragraph-rsid="17205437"/>
    </style:style>
    <style:style style:name="P193" style:family="paragraph" style:parent-style-name="Text_20_body">
      <style:text-properties officeooo:rsid="137ada5c" officeooo:paragraph-rsid="17205437"/>
    </style:style>
    <style:style style:name="P194" style:family="paragraph" style:parent-style-name="Text_20_body">
      <style:text-properties officeooo:rsid="13793354" officeooo:paragraph-rsid="17205437"/>
    </style:style>
    <style:style style:name="P195" style:family="paragraph" style:parent-style-name="Text_20_body">
      <style:text-properties officeooo:rsid="143e8d33" officeooo:paragraph-rsid="17205437"/>
    </style:style>
    <style:style style:name="P196" style:family="paragraph" style:parent-style-name="Text_20_body" style:list-style-name="L153">
      <style:text-properties officeooo:rsid="1388db79" officeooo:paragraph-rsid="17205437"/>
    </style:style>
    <style:style style:name="P197" style:family="paragraph" style:parent-style-name="Text_20_body" style:list-style-name="L154">
      <style:text-properties officeooo:rsid="12b63083" officeooo:paragraph-rsid="17205437"/>
    </style:style>
    <style:style style:name="P198" style:family="paragraph" style:parent-style-name="Text_20_body" style:list-style-name="L153">
      <style:text-properties officeooo:rsid="1385cdc2" officeooo:paragraph-rsid="17205437"/>
    </style:style>
    <style:style style:name="P199" style:family="paragraph" style:parent-style-name="Text_20_body">
      <style:text-properties officeooo:rsid="1309c173" officeooo:paragraph-rsid="17205437"/>
    </style:style>
    <style:style style:name="P200" style:family="paragraph" style:parent-style-name="Text_20_body" style:list-style-name="L157">
      <style:text-properties officeooo:rsid="123893eb" officeooo:paragraph-rsid="17205437"/>
    </style:style>
    <style:style style:name="P201" style:family="paragraph" style:parent-style-name="Text_20_body" style:list-style-name="L157">
      <style:text-properties officeooo:rsid="1355318b" officeooo:paragraph-rsid="17205437"/>
    </style:style>
    <style:style style:name="P202" style:family="paragraph" style:parent-style-name="Text_20_body">
      <style:text-properties officeooo:rsid="12acd929" officeooo:paragraph-rsid="17205437"/>
    </style:style>
    <style:style style:name="P203" style:family="paragraph" style:parent-style-name="Text_20_body" style:list-style-name="L158">
      <style:text-properties officeooo:rsid="121d489c" officeooo:paragraph-rsid="17205437"/>
    </style:style>
    <style:style style:name="P204" style:family="paragraph" style:parent-style-name="Text_20_body" style:list-style-name="L158">
      <style:text-properties officeooo:rsid="121e55d2" officeooo:paragraph-rsid="17205437"/>
    </style:style>
    <style:style style:name="P205" style:family="paragraph" style:parent-style-name="Text_20_body" style:list-style-name="L159">
      <style:text-properties officeooo:rsid="126b445a" officeooo:paragraph-rsid="17205437"/>
    </style:style>
    <style:style style:name="P206" style:family="paragraph" style:parent-style-name="Text_20_body" style:list-style-name="L160">
      <style:text-properties officeooo:rsid="12a3d861" officeooo:paragraph-rsid="17205437"/>
    </style:style>
    <style:style style:name="P207" style:family="paragraph" style:parent-style-name="Text_20_body" style:list-style-name="L160">
      <style:text-properties officeooo:rsid="12a50af8" officeooo:paragraph-rsid="17205437"/>
    </style:style>
    <style:style style:name="P208" style:family="paragraph" style:parent-style-name="Text_20_body" style:list-style-name="L160">
      <style:text-properties officeooo:rsid="12a97490" officeooo:paragraph-rsid="17205437"/>
    </style:style>
    <style:style style:name="P209" style:family="paragraph" style:parent-style-name="Text_20_body" style:list-style-name="L161">
      <style:text-properties officeooo:rsid="12df198a" officeooo:paragraph-rsid="17205437"/>
    </style:style>
    <style:style style:name="P210" style:family="paragraph" style:parent-style-name="Text_20_body">
      <style:text-properties officeooo:rsid="12df198a" officeooo:paragraph-rsid="17205437"/>
    </style:style>
    <style:style style:name="P211" style:family="paragraph" style:parent-style-name="Text_20_body" style:list-style-name="L161">
      <style:text-properties officeooo:rsid="12e12c35" officeooo:paragraph-rsid="17205437"/>
    </style:style>
    <style:style style:name="P212" style:family="paragraph" style:parent-style-name="Text_20_body" style:list-style-name="L161">
      <style:text-properties officeooo:rsid="12e297bb" officeooo:paragraph-rsid="17205437"/>
    </style:style>
    <style:style style:name="P213" style:family="paragraph" style:parent-style-name="Text_20_body">
      <style:text-properties officeooo:rsid="12e297bb" officeooo:paragraph-rsid="17205437"/>
    </style:style>
    <style:style style:name="P214" style:family="paragraph" style:parent-style-name="Text_20_body" style:list-style-name="L161">
      <style:text-properties officeooo:rsid="13fd3fbb" officeooo:paragraph-rsid="17205437"/>
    </style:style>
    <style:style style:name="P215" style:family="paragraph" style:parent-style-name="Text_20_body" style:list-style-name="L162">
      <style:text-properties officeooo:rsid="14c59844" officeooo:paragraph-rsid="17205437"/>
    </style:style>
    <style:style style:name="P216" style:family="paragraph" style:parent-style-name="Text_20_body" style:list-style-name="L163">
      <style:text-properties officeooo:rsid="14c59844" officeooo:paragraph-rsid="17205437"/>
    </style:style>
    <style:style style:name="P217" style:family="paragraph" style:parent-style-name="Text_20_body">
      <style:text-properties officeooo:rsid="14c28908" officeooo:paragraph-rsid="17205437"/>
    </style:style>
    <style:style style:name="P218" style:family="paragraph" style:parent-style-name="Text_20_body">
      <style:text-properties officeooo:rsid="14c38be7" officeooo:paragraph-rsid="17205437"/>
    </style:style>
    <style:style style:name="P219" style:family="paragraph" style:parent-style-name="Text_20_body" style:list-style-name="L163">
      <style:text-properties officeooo:rsid="14c73a26" officeooo:paragraph-rsid="17205437"/>
    </style:style>
    <style:style style:name="P220" style:family="paragraph" style:parent-style-name="Text_20_body" style:list-style-name="L163">
      <style:text-properties officeooo:rsid="14c80921" officeooo:paragraph-rsid="17205437"/>
    </style:style>
    <style:style style:name="P221" style:family="paragraph" style:parent-style-name="Text_20_body" style:list-style-name="L163">
      <style:text-properties officeooo:rsid="14c80da8" officeooo:paragraph-rsid="17205437"/>
    </style:style>
    <style:style style:name="P222" style:family="paragraph" style:parent-style-name="Text_20_body" style:list-style-name="L164">
      <style:text-properties officeooo:rsid="1570c2b1" officeooo:paragraph-rsid="17205437"/>
    </style:style>
    <style:style style:name="P223" style:family="paragraph" style:parent-style-name="Text_20_body" style:list-style-name="L164">
      <style:text-properties officeooo:rsid="159dbfde" officeooo:paragraph-rsid="17205437"/>
    </style:style>
    <style:style style:name="P224" style:family="paragraph" style:parent-style-name="Text_20_body" style:list-style-name="L164">
      <style:text-properties officeooo:rsid="1572e53f" officeooo:paragraph-rsid="17205437"/>
    </style:style>
    <style:style style:name="P225" style:family="paragraph" style:parent-style-name="Text_20_body" style:list-style-name="L164">
      <style:text-properties officeooo:rsid="120966f5" officeooo:paragraph-rsid="17205437"/>
    </style:style>
    <style:style style:name="P226" style:family="paragraph" style:parent-style-name="Text_20_body" style:list-style-name="L164">
      <style:text-properties officeooo:rsid="1579f5c3" officeooo:paragraph-rsid="17205437"/>
    </style:style>
    <style:style style:name="P227" style:family="paragraph" style:parent-style-name="Text_20_body">
      <style:text-properties officeooo:rsid="15520144" officeooo:paragraph-rsid="17205437"/>
    </style:style>
    <style:style style:name="P228" style:family="paragraph" style:parent-style-name="Text_20_body" style:list-style-name="L167">
      <style:text-properties officeooo:rsid="15874b82" officeooo:paragraph-rsid="17205437"/>
    </style:style>
    <style:style style:name="P229" style:family="paragraph" style:parent-style-name="Text_20_body" style:list-style-name="L167">
      <style:text-properties officeooo:rsid="158695b3" officeooo:paragraph-rsid="17205437"/>
    </style:style>
    <style:style style:name="P230" style:family="paragraph" style:parent-style-name="Text_20_body" style:list-style-name="L168">
      <style:text-properties officeooo:rsid="12bd1159" officeooo:paragraph-rsid="17205437"/>
    </style:style>
    <style:style style:name="P231" style:family="paragraph" style:parent-style-name="Text_20_body">
      <style:text-properties officeooo:rsid="12bd1159" officeooo:paragraph-rsid="17205437"/>
    </style:style>
    <style:style style:name="P232" style:family="paragraph" style:parent-style-name="Text_20_body" style:list-style-name="L168">
      <style:text-properties officeooo:rsid="12bdefed" officeooo:paragraph-rsid="17205437"/>
    </style:style>
    <style:style style:name="P233" style:family="paragraph" style:parent-style-name="Text_20_body" style:list-style-name="L168">
      <style:text-properties officeooo:rsid="12c83cea" officeooo:paragraph-rsid="17205437"/>
    </style:style>
    <style:style style:name="P234" style:family="paragraph" style:parent-style-name="Text_20_body" style:list-style-name="L168">
      <style:text-properties officeooo:rsid="15961598" officeooo:paragraph-rsid="17205437"/>
    </style:style>
    <style:style style:name="P235" style:family="paragraph" style:parent-style-name="Text_20_body" style:list-style-name="L169">
      <style:text-properties officeooo:rsid="1215a39f" officeooo:paragraph-rsid="17205437"/>
    </style:style>
    <style:style style:name="P236" style:family="paragraph" style:parent-style-name="Text_20_body" style:list-style-name="L169">
      <style:text-properties officeooo:rsid="158a5fe6" officeooo:paragraph-rsid="17205437"/>
    </style:style>
    <style:style style:name="P237" style:family="paragraph" style:parent-style-name="Text_20_body" style:list-style-name="L169">
      <style:text-properties officeooo:rsid="15947fdc" officeooo:paragraph-rsid="17205437"/>
    </style:style>
    <style:style style:name="P238" style:family="paragraph" style:parent-style-name="Text_20_body" style:list-style-name="L170">
      <style:text-properties officeooo:rsid="15c3be93" officeooo:paragraph-rsid="17205437"/>
    </style:style>
    <style:style style:name="P239" style:family="paragraph" style:parent-style-name="Text_20_body" style:list-style-name="L170">
      <style:text-properties officeooo:rsid="15c9b72a" officeooo:paragraph-rsid="17205437"/>
    </style:style>
    <style:style style:name="P240" style:family="paragraph" style:parent-style-name="Text_20_body" style:list-style-name="L170">
      <style:text-properties officeooo:rsid="13e91469" officeooo:paragraph-rsid="17205437"/>
    </style:style>
    <style:style style:name="P241" style:family="paragraph" style:parent-style-name="Text_20_body" style:list-style-name="L170">
      <style:text-properties officeooo:rsid="15cc79cb" officeooo:paragraph-rsid="17205437"/>
    </style:style>
    <style:style style:name="P242" style:family="paragraph" style:parent-style-name="Text_20_body" style:list-style-name="L171">
      <style:text-properties officeooo:rsid="15cc79cb" officeooo:paragraph-rsid="17205437"/>
    </style:style>
    <style:style style:name="P243" style:family="paragraph" style:parent-style-name="Text_20_body" style:list-style-name="L173">
      <style:text-properties officeooo:rsid="15cc79cb" officeooo:paragraph-rsid="17205437"/>
    </style:style>
    <style:style style:name="P244" style:family="paragraph" style:parent-style-name="Text_20_body" style:list-style-name="L171">
      <style:text-properties officeooo:rsid="15d0b182" officeooo:paragraph-rsid="17205437"/>
    </style:style>
    <style:style style:name="P245" style:family="paragraph" style:parent-style-name="Text_20_body">
      <style:text-properties officeooo:rsid="15cee1e7" officeooo:paragraph-rsid="17205437"/>
    </style:style>
    <style:style style:name="P246" style:family="paragraph" style:parent-style-name="Text_20_body" style:list-style-name="L174">
      <style:text-properties officeooo:rsid="15e6498a" officeooo:paragraph-rsid="17205437"/>
    </style:style>
    <style:style style:name="P247" style:family="paragraph" style:parent-style-name="Text_20_body" style:list-style-name="L174">
      <style:text-properties officeooo:rsid="15e5b40e" officeooo:paragraph-rsid="17205437"/>
    </style:style>
    <style:style style:name="P248" style:family="paragraph" style:parent-style-name="Text_20_body" style:list-style-name="L174">
      <style:text-properties officeooo:rsid="13e019fe" officeooo:paragraph-rsid="17205437"/>
    </style:style>
    <style:style style:name="P249" style:family="paragraph" style:parent-style-name="Text_20_body" style:list-style-name="L175">
      <style:text-properties officeooo:rsid="13af653d" officeooo:paragraph-rsid="17205437"/>
    </style:style>
    <style:style style:name="P250" style:family="paragraph" style:parent-style-name="Text_20_body">
      <style:text-properties officeooo:rsid="1317a57d" officeooo:paragraph-rsid="17205437"/>
    </style:style>
    <style:style style:name="P251" style:family="paragraph" style:parent-style-name="Text_20_body" style:list-style-name="L176">
      <style:text-properties officeooo:rsid="1317e27e" officeooo:paragraph-rsid="17205437"/>
    </style:style>
    <style:style style:name="P252" style:family="paragraph" style:parent-style-name="Text_20_body" style:list-style-name="L176">
      <style:text-properties officeooo:rsid="14041913" officeooo:paragraph-rsid="17205437"/>
    </style:style>
    <style:style style:name="P253" style:family="paragraph" style:parent-style-name="Text_20_body">
      <style:text-properties officeooo:rsid="13115300" officeooo:paragraph-rsid="17205437"/>
    </style:style>
    <style:style style:name="P254" style:family="paragraph" style:parent-style-name="Text_20_body">
      <style:text-properties officeooo:rsid="12f94dac" officeooo:paragraph-rsid="17205437"/>
    </style:style>
    <style:style style:name="P255" style:family="paragraph" style:parent-style-name="Text_20_body" style:list-style-name="L177">
      <style:text-properties officeooo:rsid="12facee9" officeooo:paragraph-rsid="17205437"/>
    </style:style>
    <style:style style:name="P256" style:family="paragraph" style:parent-style-name="Text_20_body">
      <style:text-properties officeooo:rsid="13079475" officeooo:paragraph-rsid="17205437"/>
    </style:style>
    <style:style style:name="P257" style:family="paragraph" style:parent-style-name="Text_20_body">
      <style:text-properties officeooo:rsid="14bca660" officeooo:paragraph-rsid="17205437"/>
    </style:style>
    <style:style style:name="P258" style:family="paragraph" style:parent-style-name="Text_20_body">
      <style:text-properties officeooo:rsid="12e532c1" officeooo:paragraph-rsid="17205437"/>
    </style:style>
    <style:style style:name="P259" style:family="paragraph" style:parent-style-name="Text_20_body" style:list-style-name="L178">
      <style:text-properties officeooo:rsid="12e5cf6e" officeooo:paragraph-rsid="17205437"/>
    </style:style>
    <style:style style:name="P260" style:family="paragraph" style:parent-style-name="Text_20_body" style:list-style-name="L178">
      <style:text-properties officeooo:rsid="12e6f732" officeooo:paragraph-rsid="17205437"/>
    </style:style>
    <style:style style:name="P261" style:family="paragraph" style:parent-style-name="Text_20_body" style:list-style-name="L179">
      <style:text-properties officeooo:rsid="15399d64" officeooo:paragraph-rsid="17205437"/>
    </style:style>
    <style:style style:name="P262" style:family="paragraph" style:parent-style-name="Text_20_body" style:list-style-name="L181">
      <style:text-properties officeooo:rsid="151b1d44" officeooo:paragraph-rsid="17205437"/>
    </style:style>
    <style:style style:name="P263" style:family="paragraph" style:parent-style-name="Text_20_body" style:list-style-name="L181">
      <style:text-properties officeooo:rsid="151cf1f3" officeooo:paragraph-rsid="17205437"/>
    </style:style>
    <style:style style:name="P264" style:family="paragraph" style:parent-style-name="Text_20_body" style:list-style-name="L181">
      <style:text-properties officeooo:rsid="15203060" officeooo:paragraph-rsid="17205437"/>
    </style:style>
    <style:style style:name="P265" style:family="paragraph" style:parent-style-name="Text_20_body" style:list-style-name="L183">
      <style:text-properties officeooo:rsid="15f14680" officeooo:paragraph-rsid="17205437"/>
    </style:style>
    <style:style style:name="P266" style:family="paragraph" style:parent-style-name="Text_20_body" style:list-style-name="L183">
      <style:text-properties officeooo:rsid="15f1ec80" officeooo:paragraph-rsid="17205437"/>
    </style:style>
    <style:style style:name="P267" style:family="paragraph" style:parent-style-name="Text_20_body" style:list-style-name="L186">
      <style:text-properties officeooo:rsid="147f0178" officeooo:paragraph-rsid="17205437"/>
    </style:style>
    <style:style style:name="P268" style:family="paragraph" style:parent-style-name="Text_20_body">
      <style:text-properties officeooo:rsid="147f0178" officeooo:paragraph-rsid="17205437"/>
    </style:style>
    <style:style style:name="P269" style:family="paragraph" style:parent-style-name="Text_20_body" style:list-style-name="L186">
      <style:text-properties officeooo:rsid="1483eb3e" officeooo:paragraph-rsid="17205437"/>
    </style:style>
    <style:style style:name="P270" style:family="paragraph" style:parent-style-name="Text_20_body" style:list-style-name="L186">
      <style:text-properties officeooo:rsid="148497c4" officeooo:paragraph-rsid="17205437"/>
    </style:style>
    <style:style style:name="P271" style:family="paragraph" style:parent-style-name="Text_20_body" style:list-style-name="L186">
      <style:text-properties officeooo:rsid="1480f6bf" officeooo:paragraph-rsid="17205437"/>
    </style:style>
    <style:style style:name="P272" style:family="paragraph" style:parent-style-name="Text_20_body" style:list-style-name="L186">
      <style:text-properties officeooo:rsid="14824d0a" officeooo:paragraph-rsid="17205437"/>
    </style:style>
    <style:style style:name="P273" style:family="paragraph" style:parent-style-name="Text_20_body" style:list-style-name="L186">
      <style:text-properties officeooo:rsid="148cb61c" officeooo:paragraph-rsid="17205437"/>
    </style:style>
    <style:style style:name="P274" style:family="paragraph" style:parent-style-name="Text_20_body" style:list-style-name="L186">
      <style:text-properties officeooo:rsid="148dc26a" officeooo:paragraph-rsid="17205437"/>
    </style:style>
    <style:style style:name="P275" style:family="paragraph" style:parent-style-name="Text_20_body" style:list-style-name="L186">
      <style:text-properties officeooo:rsid="148e7c73" officeooo:paragraph-rsid="17205437"/>
    </style:style>
    <style:style style:name="P276" style:family="paragraph" style:parent-style-name="Text_20_body" style:list-style-name="L186">
      <style:text-properties officeooo:rsid="14890ba0" officeooo:paragraph-rsid="17205437"/>
    </style:style>
    <style:style style:name="P277" style:family="paragraph" style:parent-style-name="Text_20_body" style:list-style-name="L186">
      <style:text-properties officeooo:rsid="148ebd0f" officeooo:paragraph-rsid="17205437"/>
    </style:style>
    <style:style style:name="P278" style:family="paragraph" style:parent-style-name="Text_20_body">
      <style:text-properties officeooo:rsid="1521bb62" officeooo:paragraph-rsid="17205437"/>
    </style:style>
    <style:style style:name="P279" style:family="paragraph" style:parent-style-name="Text_20_body" style:list-style-name="L187">
      <style:text-properties officeooo:rsid="1522bb40" officeooo:paragraph-rsid="17205437"/>
    </style:style>
    <style:style style:name="P280" style:family="paragraph" style:parent-style-name="Text_20_body" style:list-style-name="L188">
      <style:text-properties officeooo:rsid="1522bb40" officeooo:paragraph-rsid="17205437"/>
    </style:style>
    <style:style style:name="P281" style:family="paragraph" style:parent-style-name="Text_20_body" style:list-style-name="L187">
      <style:text-properties officeooo:rsid="1525a965" officeooo:paragraph-rsid="17205437"/>
    </style:style>
    <style:style style:name="P282" style:family="paragraph" style:parent-style-name="Text_20_body" style:list-style-name="L189">
      <style:text-properties officeooo:rsid="15426ded" officeooo:paragraph-rsid="17205437"/>
    </style:style>
    <style:style style:name="P283" style:family="paragraph" style:parent-style-name="Text_20_body" style:list-style-name="L190">
      <style:text-properties officeooo:rsid="15426ded" officeooo:paragraph-rsid="17205437"/>
    </style:style>
    <style:style style:name="P284" style:family="paragraph" style:parent-style-name="Text_20_body">
      <style:text-properties officeooo:rsid="15426ded" officeooo:paragraph-rsid="17205437"/>
    </style:style>
    <style:style style:name="P285" style:family="paragraph" style:parent-style-name="Text_20_body" style:list-style-name="L189">
      <style:text-properties officeooo:rsid="1543b540" officeooo:paragraph-rsid="17205437"/>
    </style:style>
    <style:style style:name="P286" style:family="paragraph" style:parent-style-name="Text_20_body" style:list-style-name="L190">
      <style:text-properties officeooo:rsid="15458082" officeooo:paragraph-rsid="17205437"/>
    </style:style>
    <style:style style:name="P287" style:family="paragraph" style:parent-style-name="Text_20_body" style:list-style-name="L190">
      <style:text-properties officeooo:rsid="1546b8d6" officeooo:paragraph-rsid="17205437"/>
    </style:style>
    <style:style style:name="P288" style:family="paragraph" style:parent-style-name="Text_20_body" style:list-style-name="L191">
      <style:text-properties officeooo:rsid="14b72b10" officeooo:paragraph-rsid="17205437"/>
    </style:style>
    <style:style style:name="P289" style:family="paragraph" style:parent-style-name="Text_20_body">
      <style:text-properties officeooo:rsid="14b72b10" officeooo:paragraph-rsid="17205437"/>
    </style:style>
    <style:style style:name="P290" style:family="paragraph" style:parent-style-name="Text_20_body" style:list-style-name="L191">
      <style:text-properties officeooo:rsid="15ad6f72" officeooo:paragraph-rsid="17205437"/>
    </style:style>
    <style:style style:name="P291" style:family="paragraph" style:parent-style-name="Text_20_body" style:list-style-name="L191">
      <style:text-properties officeooo:rsid="14b6c7d2" officeooo:paragraph-rsid="17205437"/>
    </style:style>
    <style:style style:name="P292" style:family="paragraph" style:parent-style-name="Text_20_body" style:list-style-name="L192">
      <style:text-properties officeooo:rsid="14b80987" officeooo:paragraph-rsid="17205437"/>
    </style:style>
    <style:style style:name="P293" style:family="paragraph" style:parent-style-name="Text_20_body" style:list-style-name="L192">
      <style:text-properties officeooo:rsid="1563092c" officeooo:paragraph-rsid="17205437"/>
    </style:style>
    <style:style style:name="P294" style:family="paragraph" style:parent-style-name="Text_20_body">
      <style:text-properties officeooo:rsid="12208f30" officeooo:paragraph-rsid="17205437"/>
    </style:style>
    <style:style style:name="P295" style:family="paragraph" style:parent-style-name="Text_20_body" style:list-style-name="L195">
      <style:text-properties officeooo:rsid="1225bf33" officeooo:paragraph-rsid="17205437"/>
    </style:style>
    <style:style style:name="P296" style:family="paragraph" style:parent-style-name="Text_20_body" style:list-style-name="L135">
      <style:text-properties officeooo:paragraph-rsid="17205437"/>
    </style:style>
    <style:style style:name="P297" style:family="paragraph" style:parent-style-name="Text_20_body" style:list-style-name="L155">
      <style:text-properties officeooo:paragraph-rsid="17205437"/>
    </style:style>
    <style:style style:name="P298" style:family="paragraph" style:parent-style-name="Text_20_body" style:list-style-name="L164">
      <style:text-properties officeooo:paragraph-rsid="17205437"/>
    </style:style>
    <style:style style:name="P299" style:family="paragraph" style:parent-style-name="Text_20_body" style:list-style-name="L166">
      <style:text-properties officeooo:paragraph-rsid="17205437"/>
    </style:style>
    <style:style style:name="P300" style:family="paragraph" style:parent-style-name="Text_20_body" style:list-style-name="L172">
      <style:text-properties officeooo:paragraph-rsid="17205437"/>
    </style:style>
    <style:style style:name="P301" style:family="paragraph" style:parent-style-name="Text_20_body" style:list-style-name="L178">
      <style:text-properties officeooo:paragraph-rsid="17205437"/>
    </style:style>
    <style:style style:name="P302" style:family="paragraph" style:parent-style-name="Text_20_body" style:list-style-name="L183">
      <style:text-properties officeooo:paragraph-rsid="17205437"/>
    </style:style>
    <style:style style:name="P303" style:family="paragraph" style:parent-style-name="Text_20_body" style:list-style-name="L193">
      <style:text-properties officeooo:paragraph-rsid="17205437"/>
    </style:style>
    <style:style style:name="P304" style:family="paragraph" style:parent-style-name="Text_20_body">
      <style:text-properties officeooo:paragraph-rsid="17205437"/>
    </style:style>
    <style:style style:name="P30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306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30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308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309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31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11" style:family="paragraph" style:parent-style-name="Text_20_Body_20_Full_20_Page">
      <style:text-properties officeooo:paragraph-rsid="17205437"/>
    </style:style>
    <style:style style:name="P31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 officeooo:rsid="122a5406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22829e6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15ca5cf7" style:font-style-asian="italic" style:font-style-complex="italic"/>
    </style:style>
    <style:style style:name="T14" style:family="text">
      <style:text-properties fo:font-style="italic" officeooo:rsid="1546b8d6" style:font-style-asian="italic" style:font-style-complex="italic"/>
    </style:style>
    <style:style style:name="T15" style:family="text">
      <style:text-properties fo:font-style="italic" officeooo:rsid="155bfa62" style:font-style-asian="italic" style:font-style-complex="italic"/>
    </style:style>
    <style:style style:name="T16" style:family="text">
      <style:text-properties fo:font-style="italic" officeooo:rsid="15ad6f72" style:font-style-asian="italic" style:font-style-complex="italic"/>
    </style:style>
    <style:style style:name="T17" style:family="text">
      <style:text-properties fo:font-style="italic" officeooo:rsid="15b06a61" style:font-style-asian="italic" style:font-style-complex="italic"/>
    </style:style>
    <style:style style:name="T18" style:family="text">
      <style:text-properties fo:font-style="italic" style:text-underline-style="none" officeooo:rsid="15fa1f30" style:font-style-asian="italic" style:font-style-complex="italic"/>
    </style:style>
    <style:style style:name="T19" style:family="text">
      <style:text-properties fo:font-style="italic" style:text-underline-style="none" officeooo:rsid="15fd67ce" style:font-style-asian="italic" style:font-style-complex="italic"/>
    </style:style>
    <style:style style:name="T20" style:family="text">
      <style:text-properties fo:font-style="italic" style:text-underline-style="none" officeooo:rsid="160be312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124ba33d" style:font-style-asian="normal" style:font-style-complex="normal"/>
    </style:style>
    <style:style style:name="T23" style:family="text">
      <style:text-properties fo:font-style="normal" officeooo:rsid="131ed09e" style:font-style-asian="normal" style:font-style-complex="normal"/>
    </style:style>
    <style:style style:name="T24" style:family="text">
      <style:text-properties fo:font-style="normal" officeooo:rsid="1338fc27" style:font-style-asian="normal" style:font-style-complex="normal"/>
    </style:style>
    <style:style style:name="T25" style:family="text">
      <style:text-properties fo:font-style="normal" officeooo:rsid="1239d5b2" style:font-style-asian="normal" style:font-style-complex="normal"/>
    </style:style>
    <style:style style:name="T26" style:family="text">
      <style:text-properties fo:font-style="normal" officeooo:rsid="127cc581" style:font-style-asian="normal" style:font-style-complex="normal"/>
    </style:style>
    <style:style style:name="T27" style:family="text">
      <style:text-properties fo:font-style="normal" officeooo:rsid="127dd625" style:font-style-asian="normal" style:font-style-complex="normal"/>
    </style:style>
    <style:style style:name="T28" style:family="text">
      <style:text-properties fo:font-style="normal" officeooo:rsid="16160d51" style:font-style-asian="normal" style:font-style-complex="normal"/>
    </style:style>
    <style:style style:name="T29" style:family="text">
      <style:text-properties fo:font-style="normal" officeooo:rsid="153a7f8f" style:font-style-asian="normal" style:font-style-complex="normal"/>
    </style:style>
    <style:style style:name="T30" style:family="text">
      <style:text-properties fo:font-style="normal" officeooo:rsid="153ba5ae" style:font-style-asian="normal" style:font-style-complex="normal"/>
    </style:style>
    <style:style style:name="T31" style:family="text">
      <style:text-properties fo:font-style="normal" officeooo:rsid="15eca9b8" style:font-style-asian="normal" style:font-style-complex="normal"/>
    </style:style>
    <style:style style:name="T32" style:family="text">
      <style:text-properties fo:font-style="normal" officeooo:rsid="15f3705f" style:font-style-asian="normal" style:font-style-complex="normal"/>
    </style:style>
    <style:style style:name="T33" style:family="text">
      <style:text-properties fo:font-style="normal" officeooo:rsid="15f7662c" style:font-style-asian="normal" style:font-style-complex="normal"/>
    </style:style>
    <style:style style:name="T34" style:family="text">
      <style:text-properties fo:font-style="normal" officeooo:rsid="160e1c76" style:font-style-asian="normal" style:font-style-complex="normal"/>
    </style:style>
    <style:style style:name="T35" style:family="text">
      <style:text-properties fo:font-style="normal" officeooo:rsid="160e3795" style:font-style-asian="normal" style:font-style-complex="normal"/>
    </style:style>
    <style:style style:name="T36" style:family="text">
      <style:text-properties fo:font-style="normal" officeooo:rsid="160f4828" style:font-style-asian="normal" style:font-style-complex="normal"/>
    </style:style>
    <style:style style:name="T37" style:family="text">
      <style:text-properties fo:font-style="normal" officeooo:rsid="15b247f5" style:font-style-asian="normal" style:font-style-complex="normal"/>
    </style:style>
    <style:style style:name="T38" style:family="text">
      <style:text-properties fo:font-style="normal" officeooo:rsid="15b42f88" style:font-style-asian="normal" style:font-style-complex="normal"/>
    </style:style>
    <style:style style:name="T39" style:family="text">
      <style:text-properties fo:font-style="normal" officeooo:rsid="15bf0bf0" style:font-style-asian="normal" style:font-style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weight="bold" officeooo:rsid="13947e37" style:font-weight-asian="bold" style:font-weight-complex="bold"/>
    </style:style>
    <style:style style:name="T43" style:family="text">
      <style:text-properties fo:font-weight="bold" officeooo:rsid="14df73b6" style:font-weight-asian="bold" style:font-weight-complex="bold"/>
    </style:style>
    <style:style style:name="T44" style:family="text">
      <style:text-properties fo:font-weight="bold" officeooo:rsid="1506af2e" style:font-weight-asian="bold" style:font-weight-complex="bold"/>
    </style:style>
    <style:style style:name="T45" style:family="text">
      <style:text-properties fo:font-weight="bold" officeooo:rsid="14623651" style:font-weight-asian="bold" style:font-weight-complex="bold"/>
    </style:style>
    <style:style style:name="T46" style:family="text">
      <style:text-properties fo:font-weight="bold" officeooo:rsid="150d8111" style:font-weight-asian="bold" style:font-weight-complex="bold"/>
    </style:style>
    <style:style style:name="T47" style:family="text">
      <style:text-properties fo:font-weight="bold" officeooo:rsid="15cc79cb" style:font-weight-asian="bold" style:font-weight-complex="bold"/>
    </style:style>
    <style:style style:name="T48" style:family="text">
      <style:text-properties fo:font-weight="bold" officeooo:rsid="15d63257" style:font-weight-asian="bold" style:font-weight-complex="bold"/>
    </style:style>
    <style:style style:name="T49" style:family="text">
      <style:text-properties fo:font-weight="bold" officeooo:rsid="155bfa62" style:font-weight-asian="bold" style:font-weight-complex="bold"/>
    </style:style>
    <style:style style:name="T50" style:family="text">
      <style:text-properties officeooo:rsid="136b6dd9"/>
    </style:style>
    <style:style style:name="T51" style:family="text">
      <style:text-properties officeooo:rsid="14fc753c"/>
    </style:style>
    <style:style style:name="T52" style:family="text">
      <style:text-properties officeooo:rsid="15034d6f"/>
    </style:style>
    <style:style style:name="T53" style:family="text">
      <style:text-properties officeooo:rsid="15037620"/>
    </style:style>
    <style:style style:name="T54" style:family="text">
      <style:text-properties officeooo:rsid="1566b165"/>
    </style:style>
    <style:style style:name="T55" style:family="text">
      <style:text-properties officeooo:rsid="1566c669"/>
    </style:style>
    <style:style style:name="T56" style:family="text">
      <style:text-properties officeooo:rsid="1604ba80"/>
    </style:style>
    <style:style style:name="T57" style:family="text">
      <style:text-properties officeooo:rsid="15ddf54e"/>
    </style:style>
    <style:style style:name="T58" style:family="text">
      <style:text-properties officeooo:rsid="14cf24bf"/>
    </style:style>
    <style:style style:name="T59" style:family="text">
      <style:text-properties officeooo:rsid="142608f2"/>
    </style:style>
    <style:style style:name="T60" style:family="text">
      <style:text-properties officeooo:rsid="127649b2"/>
    </style:style>
    <style:style style:name="T61" style:family="text">
      <style:text-properties officeooo:rsid="128813d1"/>
    </style:style>
    <style:style style:name="T62" style:family="text">
      <style:text-properties officeooo:rsid="1288c6b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126ce8d5" style:font-weight-asian="normal" style:font-weight-complex="normal"/>
    </style:style>
    <style:style style:name="T65" style:family="text">
      <style:text-properties fo:font-weight="normal" officeooo:rsid="129a6395" style:font-weight-asian="normal" style:font-weight-complex="normal"/>
    </style:style>
    <style:style style:name="T66" style:family="text">
      <style:text-properties fo:font-weight="normal" officeooo:rsid="126e320d" style:font-weight-asian="normal" style:font-weight-complex="normal"/>
    </style:style>
    <style:style style:name="T67" style:family="text">
      <style:text-properties fo:font-weight="normal" officeooo:rsid="150899a3" style:font-weight-asian="normal" style:font-weight-complex="normal"/>
    </style:style>
    <style:style style:name="T68" style:family="text">
      <style:text-properties fo:font-weight="normal" officeooo:rsid="14623651" style:font-weight-asian="normal" style:font-weight-complex="normal"/>
    </style:style>
    <style:style style:name="T69" style:family="text">
      <style:text-properties officeooo:rsid="142089d7"/>
    </style:style>
    <style:style style:name="T70" style:family="text">
      <style:text-properties officeooo:rsid="13d306e7"/>
    </style:style>
    <style:style style:name="T71" style:family="text">
      <style:text-properties officeooo:rsid="13d144e5"/>
    </style:style>
    <style:style style:name="T72" style:family="text">
      <style:text-properties officeooo:rsid="13947e37"/>
    </style:style>
    <style:style style:name="T73" style:family="text">
      <style:text-properties officeooo:rsid="130029b5"/>
    </style:style>
    <style:style style:name="T74" style:family="text">
      <style:text-properties officeooo:rsid="1300c16e"/>
    </style:style>
    <style:style style:name="T75" style:family="text">
      <style:text-properties officeooo:rsid="11f9dfb6"/>
    </style:style>
    <style:style style:name="T76" style:family="text">
      <style:text-properties officeooo:rsid="1333a56b"/>
    </style:style>
    <style:style style:name="T77" style:family="text">
      <style:text-properties officeooo:rsid="12917320"/>
    </style:style>
    <style:style style:name="T78" style:family="text">
      <style:text-properties officeooo:rsid="14545d88"/>
    </style:style>
    <style:style style:name="T79" style:family="text">
      <style:text-properties officeooo:rsid="1453158d"/>
    </style:style>
    <style:style style:name="T80" style:family="text">
      <style:text-properties officeooo:rsid="14585935"/>
    </style:style>
    <style:style style:name="T81" style:family="text">
      <style:text-properties officeooo:rsid="14df73b6"/>
    </style:style>
    <style:style style:name="T82" style:family="text">
      <style:text-properties officeooo:rsid="14d3e335"/>
    </style:style>
    <style:style style:name="T83" style:family="text">
      <style:text-properties officeooo:rsid="14d526cd"/>
    </style:style>
    <style:style style:name="T84" style:family="text">
      <style:text-properties officeooo:rsid="14d5b6a6"/>
    </style:style>
    <style:style style:name="T85" style:family="text">
      <style:text-properties officeooo:rsid="145d91fe"/>
    </style:style>
    <style:style style:name="T86" style:family="text">
      <style:text-properties officeooo:rsid="1469c9dd"/>
    </style:style>
    <style:style style:name="T87" style:family="text">
      <style:text-properties officeooo:rsid="14623651"/>
    </style:style>
    <style:style style:name="T88" style:family="text">
      <style:text-properties officeooo:rsid="14a1976b"/>
    </style:style>
    <style:style style:name="T89" style:family="text">
      <style:text-properties officeooo:rsid="14e7d3d1"/>
    </style:style>
    <style:style style:name="T90" style:family="text">
      <style:text-properties officeooo:rsid="150eda3f"/>
    </style:style>
    <style:style style:name="T91" style:family="text">
      <style:text-properties officeooo:rsid="150da347"/>
    </style:style>
    <style:style style:name="T92" style:family="text">
      <style:text-properties officeooo:rsid="14acb453"/>
    </style:style>
    <style:style style:name="T93" style:family="text">
      <style:text-properties officeooo:rsid="14f1f80c"/>
    </style:style>
    <style:style style:name="T94" style:family="text">
      <style:text-properties officeooo:rsid="15c04fe3"/>
    </style:style>
    <style:style style:name="T95" style:family="text">
      <style:text-properties officeooo:rsid="13ca1c33"/>
    </style:style>
    <style:style style:name="T96" style:family="text">
      <style:text-properties officeooo:rsid="15dce8df"/>
    </style:style>
    <style:style style:name="T97" style:family="text">
      <style:text-properties officeooo:rsid="1493d0ad"/>
    </style:style>
    <style:style style:name="T98" style:family="text">
      <style:text-properties officeooo:rsid="149375d2"/>
    </style:style>
    <style:style style:name="T99" style:family="text">
      <style:text-properties officeooo:rsid="13fc795f"/>
    </style:style>
    <style:style style:name="T100" style:family="text">
      <style:text-properties officeooo:rsid="13fbf8e5"/>
    </style:style>
    <style:style style:name="T101" style:family="text">
      <style:text-properties officeooo:rsid="13cea4e3"/>
    </style:style>
    <style:style style:name="T102" style:family="text">
      <style:text-properties officeooo:rsid="13b6b86c"/>
    </style:style>
    <style:style style:name="T103" style:family="text">
      <style:text-properties officeooo:rsid="15db34c2"/>
    </style:style>
    <style:style style:name="T104" style:family="text">
      <style:text-properties officeooo:rsid="149b469e"/>
    </style:style>
    <style:style style:name="T105" style:family="text">
      <style:text-properties officeooo:rsid="145138f8"/>
    </style:style>
    <style:style style:name="T106" style:family="text">
      <style:text-properties officeooo:rsid="14515e80"/>
    </style:style>
    <style:style style:name="T107" style:family="text">
      <style:text-properties officeooo:rsid="1377e26c"/>
    </style:style>
    <style:style style:name="T108" style:family="text">
      <style:text-properties officeooo:rsid="14530c11"/>
    </style:style>
    <style:style style:name="T109" style:family="text">
      <style:text-properties officeooo:rsid="137e424f"/>
    </style:style>
    <style:style style:name="T110" style:family="text">
      <style:text-properties officeooo:rsid="1381540f"/>
    </style:style>
    <style:style style:name="T111" style:family="text">
      <style:text-properties officeooo:rsid="1392415a"/>
    </style:style>
    <style:style style:name="T112" style:family="text">
      <style:text-properties officeooo:rsid="1321270d"/>
    </style:style>
    <style:style style:name="T113" style:family="text">
      <style:text-properties officeooo:rsid="1317fc16"/>
    </style:style>
    <style:style style:name="T114" style:family="text">
      <style:text-properties officeooo:rsid="13593a3c"/>
    </style:style>
    <style:style style:name="T115" style:family="text">
      <style:text-properties officeooo:rsid="135fff19"/>
    </style:style>
    <style:style style:name="T116" style:family="text">
      <style:text-properties officeooo:rsid="1360ae54"/>
    </style:style>
    <style:style style:name="T117" style:family="text">
      <style:text-properties officeooo:rsid="1361384a"/>
    </style:style>
    <style:style style:name="T118" style:family="text">
      <style:text-properties officeooo:rsid="13988174"/>
    </style:style>
    <style:style style:name="T119" style:family="text">
      <style:text-properties officeooo:rsid="13a6ba91"/>
    </style:style>
    <style:style style:name="T120" style:family="text">
      <style:text-properties officeooo:rsid="1320ec7f"/>
    </style:style>
    <style:style style:name="T121" style:family="text">
      <style:text-properties officeooo:rsid="1357b463"/>
    </style:style>
    <style:style style:name="T122" style:family="text">
      <style:text-properties officeooo:rsid="12026aad"/>
    </style:style>
    <style:style style:name="T123" style:family="text">
      <style:text-properties officeooo:rsid="12b06b97"/>
    </style:style>
    <style:style style:name="T124" style:family="text">
      <style:text-properties officeooo:rsid="12ae2f80"/>
    </style:style>
    <style:style style:name="T125" style:family="text">
      <style:text-properties officeooo:rsid="13d64610"/>
    </style:style>
    <style:style style:name="T126" style:family="text">
      <style:text-properties officeooo:rsid="122036b3"/>
    </style:style>
    <style:style style:name="T127" style:family="text">
      <style:text-properties officeooo:rsid="12a5acbc"/>
    </style:style>
    <style:style style:name="T128" style:family="text">
      <style:text-properties officeooo:rsid="12aa348d"/>
    </style:style>
    <style:style style:name="T129" style:family="text">
      <style:text-properties officeooo:rsid="159664ac"/>
    </style:style>
    <style:style style:name="T130" style:family="text">
      <style:text-properties officeooo:rsid="159b17bd"/>
    </style:style>
    <style:style style:name="T131" style:family="text">
      <style:text-properties officeooo:rsid="14c55e31"/>
    </style:style>
    <style:style style:name="T132" style:family="text">
      <style:text-properties officeooo:rsid="1599a0e2"/>
    </style:style>
    <style:style style:name="T133" style:family="text">
      <style:text-properties officeooo:rsid="14c922c8"/>
    </style:style>
    <style:style style:name="T134" style:family="text">
      <style:text-properties officeooo:rsid="156c6b3d"/>
    </style:style>
    <style:style style:name="T135" style:family="text">
      <style:text-properties officeooo:rsid="1574c959"/>
    </style:style>
    <style:style style:name="T136" style:family="text">
      <style:text-properties officeooo:rsid="159eb076"/>
    </style:style>
    <style:style style:name="T137" style:family="text">
      <style:text-properties officeooo:rsid="155a7c25"/>
    </style:style>
    <style:style style:name="T138" style:family="text">
      <style:text-properties officeooo:rsid="155bb90d"/>
    </style:style>
    <style:style style:name="T139" style:family="text">
      <style:text-properties officeooo:rsid="157b978c"/>
    </style:style>
    <style:style style:name="T140" style:family="text">
      <style:text-properties officeooo:rsid="1552fc99"/>
    </style:style>
    <style:style style:name="T141" style:family="text">
      <style:text-properties officeooo:rsid="157e3812"/>
    </style:style>
    <style:style style:name="T142" style:family="text">
      <style:text-properties officeooo:rsid="157d2a4b"/>
    </style:style>
    <style:style style:name="T143" style:family="text">
      <style:text-properties officeooo:rsid="15a4dcbb"/>
    </style:style>
    <style:style style:name="T144" style:family="text">
      <style:text-properties officeooo:rsid="12d769f1"/>
    </style:style>
    <style:style style:name="T145" style:family="text">
      <style:text-properties officeooo:rsid="15957b2a"/>
    </style:style>
    <style:style style:name="T146" style:family="text">
      <style:text-properties officeooo:rsid="12be790c"/>
    </style:style>
    <style:style style:name="T147" style:family="text">
      <style:text-properties officeooo:rsid="12ca3bdb"/>
    </style:style>
    <style:style style:name="T148" style:family="text">
      <style:text-properties officeooo:rsid="15c1307a"/>
    </style:style>
    <style:style style:name="T149" style:family="text">
      <style:text-properties officeooo:rsid="15c0a80f"/>
    </style:style>
    <style:style style:name="T150" style:family="text">
      <style:text-properties officeooo:rsid="15c458da"/>
    </style:style>
    <style:style style:name="T151" style:family="text">
      <style:text-properties officeooo:rsid="15ca5cf7"/>
    </style:style>
    <style:style style:name="T152" style:family="text">
      <style:text-properties officeooo:rsid="15d0b182"/>
    </style:style>
    <style:style style:name="T153" style:family="text">
      <style:text-properties officeooo:rsid="15ce3e62"/>
    </style:style>
    <style:style style:name="T154" style:family="text">
      <style:text-properties officeooo:rsid="15cc79cb"/>
    </style:style>
    <style:style style:name="T155" style:family="text">
      <style:text-properties officeooo:rsid="15e50522"/>
    </style:style>
    <style:style style:name="T156" style:family="text">
      <style:text-properties officeooo:rsid="15d63257"/>
    </style:style>
    <style:style style:name="T157" style:family="text">
      <style:text-properties officeooo:rsid="1424b741"/>
    </style:style>
    <style:style style:name="T158" style:family="text">
      <style:text-properties officeooo:rsid="1317da25"/>
    </style:style>
    <style:style style:name="T159" style:family="text">
      <style:text-properties officeooo:rsid="1312b9b0"/>
    </style:style>
    <style:style style:name="T160" style:family="text">
      <style:text-properties officeooo:rsid="13121b14"/>
    </style:style>
    <style:style style:name="T161" style:family="text">
      <style:text-properties officeooo:rsid="12fb7f5b"/>
    </style:style>
    <style:style style:name="T162" style:family="text">
      <style:text-properties officeooo:rsid="14be47d9"/>
    </style:style>
    <style:style style:name="T163" style:family="text">
      <style:text-properties officeooo:rsid="140137dd"/>
    </style:style>
    <style:style style:name="T164" style:family="text">
      <style:text-properties officeooo:rsid="12e2fa76"/>
    </style:style>
    <style:style style:name="T165" style:family="text">
      <style:text-properties officeooo:rsid="12e3c5c7"/>
    </style:style>
    <style:style style:name="T166" style:family="text">
      <style:text-properties officeooo:rsid="13392bfe"/>
    </style:style>
    <style:style style:name="T167" style:family="text">
      <style:text-properties officeooo:rsid="16174fb8"/>
    </style:style>
    <style:style style:name="T168" style:family="text">
      <style:text-properties officeooo:rsid="152ac6ae"/>
    </style:style>
    <style:style style:name="T169" style:family="text">
      <style:text-properties officeooo:rsid="151c37a1"/>
    </style:style>
    <style:style style:name="T170" style:family="text">
      <style:text-properties officeooo:rsid="15d896d6"/>
    </style:style>
    <style:style style:name="T171" style:family="text">
      <style:text-properties officeooo:rsid="15e97ef8"/>
    </style:style>
    <style:style style:name="T172" style:family="text">
      <style:text-properties officeooo:rsid="16140a2f"/>
    </style:style>
    <style:style style:name="T173" style:family="text">
      <style:text-properties officeooo:rsid="16138f01"/>
    </style:style>
    <style:style style:name="T174" style:family="text">
      <style:text-properties officeooo:rsid="15f7662c"/>
    </style:style>
    <style:style style:name="T175" style:family="text">
      <style:text-properties officeooo:rsid="1602c699"/>
    </style:style>
    <style:style style:name="T176" style:family="text">
      <style:text-properties officeooo:rsid="15f1396d"/>
    </style:style>
    <style:style style:name="T177" style:family="text">
      <style:text-properties officeooo:rsid="15ee3997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15fa1f30"/>
    </style:style>
    <style:style style:name="T180" style:family="text">
      <style:text-properties style:text-underline-style="none" officeooo:rsid="161085fe"/>
    </style:style>
    <style:style style:name="T181" style:family="text">
      <style:text-properties officeooo:rsid="12937ea3"/>
    </style:style>
    <style:style style:name="T182" style:family="text">
      <style:text-properties officeooo:rsid="129811b4"/>
    </style:style>
    <style:style style:name="T183" style:family="text">
      <style:text-properties officeooo:rsid="122de8ea"/>
    </style:style>
    <style:style style:name="T184" style:family="text">
      <style:text-properties officeooo:rsid="1485bec4"/>
    </style:style>
    <style:style style:name="T185" style:family="text">
      <style:text-properties officeooo:rsid="1485292b"/>
    </style:style>
    <style:style style:name="T186" style:family="text">
      <style:text-properties officeooo:rsid="148e8bc3"/>
    </style:style>
    <style:style style:name="T187" style:family="text">
      <style:text-properties officeooo:rsid="148dc26a"/>
    </style:style>
    <style:style style:name="T188" style:family="text">
      <style:text-properties officeooo:rsid="148fc4c8"/>
    </style:style>
    <style:style style:name="T189" style:family="text">
      <style:text-properties officeooo:rsid="152dd88f"/>
    </style:style>
    <style:style style:name="T190" style:family="text">
      <style:text-properties officeooo:rsid="15247c1a"/>
    </style:style>
    <style:style style:name="T191" style:family="text">
      <style:text-properties officeooo:rsid="1536ee61"/>
    </style:style>
    <style:style style:name="T192" style:family="text">
      <style:text-properties officeooo:rsid="1544f086"/>
    </style:style>
    <style:style style:name="T193" style:family="text">
      <style:text-properties officeooo:rsid="1546b8d6"/>
    </style:style>
    <style:style style:name="T194" style:family="text">
      <style:text-properties officeooo:rsid="154eeac9"/>
    </style:style>
    <style:style style:name="T195" style:family="text">
      <style:text-properties officeooo:rsid="154e3b18"/>
    </style:style>
    <style:style style:name="T196" style:family="text">
      <style:text-properties officeooo:rsid="154c3af2"/>
    </style:style>
    <style:style style:name="T197" style:family="text">
      <style:text-properties officeooo:rsid="1546ca33"/>
    </style:style>
    <style:style style:name="T198" style:family="text">
      <style:text-properties officeooo:rsid="155bfa62"/>
    </style:style>
    <style:style style:name="T199" style:family="text">
      <style:text-properties officeooo:rsid="153d6817"/>
    </style:style>
    <style:style style:name="T200" style:family="text">
      <style:text-properties officeooo:rsid="14b7f443"/>
    </style:style>
    <style:style style:name="T201" style:family="text">
      <style:text-properties officeooo:rsid="1542586b"/>
    </style:style>
    <style:style style:name="T202" style:family="text">
      <style:text-properties officeooo:rsid="153208bb"/>
    </style:style>
    <style:style style:name="T203" style:family="text">
      <style:text-properties officeooo:rsid="156135de"/>
    </style:style>
    <style:style style:name="T204" style:family="text">
      <style:text-properties officeooo:rsid="15633805"/>
    </style:style>
    <style:style style:name="T205" style:family="text">
      <style:text-properties officeooo:rsid="156318aa"/>
    </style:style>
    <style:style style:name="T206" style:family="text">
      <style:text-properties officeooo:rsid="155dd19d"/>
    </style:style>
    <style:style style:name="T207" style:family="text">
      <style:text-properties officeooo:rsid="15b6ad61"/>
    </style:style>
    <style:style style:name="T208" style:family="text">
      <style:text-properties officeooo:rsid="15b8a048"/>
    </style:style>
    <style:style style:name="T209" style:family="text">
      <style:text-properties officeooo:rsid="15ba7e95"/>
    </style:style>
    <style:style style:name="T210" style:family="text">
      <style:text-properties officeooo:rsid="15baec24"/>
    </style:style>
    <style:style style:name="T211" style:family="text">
      <style:text-properties officeooo:rsid="120ca4eb"/>
    </style:style>
    <style:style style:name="T212" style:family="text">
      <style:text-properties officeooo:rsid="1517d745"/>
    </style:style>
    <style:style style:name="T213" style:family="text">
      <style:text-properties officeooo:rsid="12228ba6"/>
    </style:style>
    <style:style style:name="T214" style:family="text">
      <style:text-properties fo:font-size="12pt" officeooo:rsid="0ce63539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"/>
      <text:p text:style-name="P117"/>
      <text:p text:style-name="P118">Modul pro hru</text:p>
      <text:p text:style-name="P117"/>
      <text:p text:style-name="P23">Dakara</text:p>
      <text:p text:style-name="P24"/>
      <text:p text:style-name="P24"/>
      <text:p text:style-name="P25">dungeoncrawl</text:p>
      <text:p text:style-name="P26"/>
      <text:p text:style-name="P26"/>
      <text:p text:style-name="P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9"><text:span text:style-name="T214">Michal Světlý</text:span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310"><text:a xlink:type="simple" xlink:href="#__RefHeading___Toc5353_3707205463" text:style-name="Internet_20_link" text:visited-style-name="Internet_20_link">TODO</text:a><text:tab/>3</text:p>
          <text:p text:style-name="P310"><text:a xlink:type="simple" xlink:href="#__RefHeading___Toc5355_3707205463" text:style-name="Internet_20_link" text:visited-style-name="Internet_20_link">Úvod</text:a><text:tab/>10</text:p>
          <text:p text:style-name="P312"><text:a xlink:type="simple" xlink:href="#__RefHeading___Toc5357_3707205463" text:style-name="Internet_20_link" text:visited-style-name="Internet_20_link">Příprava na hru</text:a><text:tab/>10</text:p>
          <text:p text:style-name="P312"><text:a xlink:type="simple" xlink:href="#__RefHeading___Toc5359_3707205463" text:style-name="Internet_20_link" text:visited-style-name="Internet_20_link">O čem je toto dobrodružství</text:a><text:tab/>11</text:p>
          <text:p text:style-name="P312"><text:a xlink:type="simple" xlink:href="#__RefHeading___Toc5361_3707205463" text:style-name="Internet_20_link" text:visited-style-name="Internet_20_link">Události</text:a><text:tab/>12</text:p>
          <text:p text:style-name="P312"><text:a xlink:type="simple" xlink:href="#__RefHeading___Toc5363_3707205463" text:style-name="Internet_20_link" text:visited-style-name="Internet_20_link"><text:span text:style-name="T21">L</text:span></text:a><text:a xlink:type="simple" xlink:href="#__RefHeading___Toc5363_3707205463" text:style-name="Internet_20_link" text:visited-style-name="Internet_20_link"><text:span text:style-name="T21">oot</text:span></text:a><text:tab/>13</text:p>
          <text:p text:style-name="P312"><text:a xlink:type="simple" xlink:href="#__RefHeading___Toc5365_3707205463" text:style-name="Internet_20_link" text:visited-style-name="Internet_20_link">NPCs (mrtvoly)</text:a><text:tab/>15</text:p>
          <text:p text:style-name="P312"><text:a xlink:type="simple" xlink:href="#__RefHeading___Toc5367_3707205463" text:style-name="Internet_20_link" text:visited-style-name="Internet_20_link">Nestvůry</text:a><text:tab/>17</text:p>
          <text:p text:style-name="P312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5"/>
      <text:p text:style-name="P2"/>
      <text:p text:style-name="P1">Verze 0.<text:span text:style-name="T50">0.35</text:span></text:p>
      <text:p text:style-name="P5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2" text:outline-level="1"><text:bookmark-start text:name="__RefHeading___Toc5353_3707205463"/>TODO<text:bookmark-end text:name="__RefHeading___Toc5353_3707205463"/></text:h>
      <text:p text:style-name="P121">IDEA: Kurzívou psát text, je možné rovnou říct hráčům.</text:p>
      <text:list xml:id="list2709037789" text:style-name="L61">
        <text:list-item>
          <text:p text:style-name="P122"><text:span text:style-name="T51">Plynovou past museli spustit</text:span> <text:span text:style-name="T51">orkové a museli to udělat už ve vchodu – jinak by jejich mrtvoly byly po celém podzemí a hlavně by byly spuštěné všechny pasti, pomlácené sochy, atd.</text:span></text:p>
          <text:list>
            <text:list-item>
              <text:p text:style-name="P123">Mohli to spustit i elfové ve víře, že to sejme jen orky.</text:p>
            </text:list-item>
            <text:list-item>
              <text:p text:style-name="P124">Velitel pevnosti by mohl mít v komnatě návod „Ujistěte se, že jsou vstupní dveře důkladně utěsněné“ - a vstupní dveře budou proražené od orků.</text:p>
            </text:list-item>
            <text:list-item>
              <text:p text:style-name="P125">Tzn. past byla součástí obrany úplně první místnosti. Sochám plyn nevadí, takže ok. Respektive možná až druhé – střílny by asi taky vadily <text:span text:style-name="T52">(tzn. z C8 dál by musely být vzduchotěsné dveře)</text:span>.</text:p>
              <text:list>
                <text:list-item>
                  <text:p text:style-name="P125">Spouštěla se nejspíš nějakou pákou v<text:span text:style-name="T53">e zbrojnici</text:span>.</text:p>
                </text:list-item>
              </text:list>
            </text:list-item>
          </text:list>
        </text:list-item>
        <text:list-item>
          <text:p text:style-name="P126">Mříž ke studni se pokoušeli zvednou elfové, když zjistili, že se jedovatý plyn dostal dovnitř</text:p>
          <text:list>
            <text:list-item>
              <text:p text:style-name="P126">TODO: U mříže popsat dva udušené elfy, kteří se ji snažili zvednout.</text:p>
            </text:list-item>
          </text:list>
        </text:list-item>
        <text:list-item>
          <text:p text:style-name="P127">Mohl by tu přece jen někdo žít, ať je s kým si popovídat.</text:p>
          <text:list>
            <text:list-item>
              <text:p text:style-name="P128">Asi nějakej člověk nebo <text:span text:style-name="T54">trpaslík</text:span> – poustevník, sort of. Bude se postav stranit, ale půjde si ho všimnout.</text:p>
              <text:list>
                <text:list-header>
                  <text:p text:style-name="P129">Mluví nakřáplým hlasem.</text:p>
                  <text:p text:style-name="P128">„<text:span text:style-name="T54">Jméno? K čemu by mi tady bylo jméno?</text:span>“</text:p>
                  <text:p text:style-name="P128"><text:soft-page-break/>„<text:span text:style-name="T54">Jděte pryč, já vám taky nelezu do domu bez pozvání.</text:span>“</text:p>
                  <text:p text:style-name="P128">„<text:span text:style-name="T55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30">Nahoře v pevnosti se bojovalo (orkové s elfy). Měly by tam být mrtvoly.</text:p>
          <text:list>
            <text:list-item>
              <text:p text:style-name="P130">Elfové se pak stáhli dolů do věže.</text:p>
            </text:list-item>
          </text:list>
        </text:list-item>
        <text:list-item>
          <text:p text:style-name="P131">Do příslušných místností dát modlitby k jednotlivým bohům Řádu.</text:p>
          <text:p text:style-name="P131"><text:span text:style-name="Emphasis"><text:span text:style-name="T56">„Klaním se před Tebou, Astro, stvořitelko hvězd, královno bohů Řádu.“</text:span></text:span></text:p>
          <text:p text:style-name="P131"><text:span text:style-name="Emphasis"><text:span text:style-name="T56">„Klaním se před Tebou, Solreone, jenž každý den putuješ po nebeské klenbě a dáváš nám světlo a naději.“</text:span></text:span></text:p>
          <text:p text:style-name="P131"><text:span text:style-name="Emphasis"><text:span text:style-name="T56">„Klaním se před Tebou, Raio, paní divočiny. Tobě vděčíme za léčivé dary lesa.“</text:span></text:span></text:p>
          <text:p text:style-name="P131"><text:span text:style-name="Emphasis"><text:span text:style-name="T56">„Klaním se před Tebou, Mirvo, paní kouzel, vědění a magické moci.“</text:span></text:span></text:p>
          <text:p text:style-name="P131"><text:span text:style-name="Emphasis"><text:span text:style-name="T56">„Klaním se před Tebou, Ero, která nás chráníš před ničivou mocí času.“</text:span></text:span></text:p>
          <text:p text:style-name="P131"><text:span text:style-name="T18">„Klaním se před Tebou, Belerone, </text:span><text:span text:style-name="T19">jenž jsi ztělesněním</text:span><text:span text:style-name="T18"> cti, spravedlnosti a věrnosti“.</text:span></text:p>
          <text:p text:style-name="P131"><text:span text:style-name="T18">„Klaním se před Tebou, </text:span><text:span text:style-name="T20">Narveo. Tobě vděčíme za naši zručnost a tvořivost</text:span><text:span text:style-name="T18">“.</text:span></text:p>
        </text:list-item>
        <text:list-item>
          <text:p text:style-name="P131">Někam dát svitek nebo knihu s popisem božstev Řádu (asi do pracovny mága).</text:p>
          <text:p text:style-name="P131"><text:soft-page-break/><text:span text:style-name="Emphasis">Panteon Řádu</text:span><text:line-break/><draw:frame draw:style-name="fr1" draw:name="Image13" text:anchor-type="as-char" svg:width="0.397cm" svg:height="0.397cm" draw:z-index="0"><draw:image xlink:href="Pictures/100002000000000F0000000F797B735E17E64B33.gif" xlink:type="simple" xlink:show="embed" xlink:actuate="onLoad"/><svg:title>:arrow?</svg:title></draw:frame> Astra (stvořitelka hvězd, vládkyně bohů Řádu).<text:line-break/>U trpaslíků Arastor.<text:line-break/><text:span text:style-name="Emphasis">Atributy:</text:span> Čelenka z hvězd<text:line-break/><text:line-break/><draw:frame draw:style-name="fr1" draw:name="Image14" text:anchor-type="as-char" svg:width="0.397cm" svg:height="0.397cm" draw:z-index="1"><draw:image xlink:href="Pictures/100002000000000F0000000F797B735E17E64B33.gif" xlink:type="simple" xlink:show="embed" xlink:actuate="onLoad"/><svg:title>:arrow?</svg:title></draw:frame> Solreon (bůh světla)<text:line-break/>U trpaslíků Silara.<text:line-break/><text:span text:style-name="Emphasis">Atributy:</text:span> Paprsky vycházející z otevřené dlaně<text:line-break/><text:span text:style-name="Emphasis">Bytosti:</text:span> Bludičky, bytosti světla<text:line-break/><text:line-break/><draw:frame draw:style-name="fr1" draw:name="Image15" text:anchor-type="as-char" svg:width="0.397cm" svg:height="0.397cm" draw:z-index="2"><draw:image xlink:href="Pictures/100002000000000F0000000F797B735E17E64B33.gif" xlink:type="simple" xlink:show="embed" xlink:actuate="onLoad"/><svg:title>:arrow?</svg:title></draw:frame> Raia (bohyně zdraví, léčitelství, lesů a spagyrie)<text:line-break/>U trpaslíků Rondar.<text:line-break/><text:span text:style-name="Emphasis">Atributy:</text:span> Raia: Nahota, místo nohou kořeny. Rondar: Trpaslík obrostlý mechem.<text:line-break/><text:span text:style-name="Emphasis">Bytosti:</text:span> Enti, dryády<text:line-break/><text:line-break/><draw:frame draw:style-name="fr1" draw:name="Image16" text:anchor-type="as-char" svg:width="0.397cm" svg:height="0.397cm" draw:z-index="3"><draw:image xlink:href="Pictures/100002000000000F0000000F797B735E17E64B33.gif" xlink:type="simple" xlink:show="embed" xlink:actuate="onLoad"/><svg:title>:arrow?</svg:title></draw:frame> Mirva (bohyně kouzel, vědění a magické moci)<text:line-break/>U trpaslíků Midar.<text:line-break/><text:span text:style-name="Emphasis">Atributy:</text:span> Hůl a otevřená kniha<text:line-break/><text:span text:style-name="Emphasis">Bytosti:</text:span> Elementálové (bytosti přivolané z jiných světů)<text:line-break/><text:line-break/><draw:frame draw:style-name="fr1" draw:name="Image17" text:anchor-type="as-char" svg:width="0.397cm" svg:height="0.397cm" draw:z-index="4"><draw:image xlink:href="Pictures/100002000000000F0000000F797B735E17E64B33.gif" xlink:type="simple" xlink:show="embed" xlink:actuate="onLoad"/><svg:title>:arrow?</svg:title></draw:frame> Era (bohyně věčnosti a dlouhověkosti)<text:line-break/>U trpaslíků Erada.<text:line-break/><text:span text:style-name="Emphasis">Atributy:</text:span> Přízračná, nehmotná forma.<text:line-break/><text:span text:style-name="Emphasis">Bytosti:</text:span> něco spojeného s nesmrtelností – možná nějaké přízraky, duchové a tak<text:line-break/><text:line-break/><draw:frame draw:style-name="fr1" draw:name="Image18" text:anchor-type="as-char" svg:width="0.397cm" svg:height="0.397cm" draw:z-index="5"><draw:image xlink:href="Pictures/100002000000000F0000000F797B735E17E64B33.gif" xlink:type="simple" xlink:show="embed" xlink:actuate="onLoad"/><svg:title>:arrow?</svg:title></draw:frame> Beleron (bůh cti, spravedlnosti a služby svému pánu)<text:line-break/>U trpaslíků Belor.<text:line-break/><text:span text:style-name="Emphasis">Atributy:</text:span> Poklek s čelem opřeným o jílec meče.<text:line-break/><text:span text:style-name="Emphasis">Bytosti:</text:span> Paladini, andělé.<text:line-break/>Králové vládnou v jeho jménu.<text:line-break/><text:line-break/><text:soft-page-break/><draw:frame draw:style-name="fr1" draw:name="Image19" text:anchor-type="as-char" svg:width="0.397cm" svg:height="0.397cm" draw:z-index="6"><draw:image xlink:href="Pictures/100002000000000F0000000F797B735E17E64B33.gif" xlink:type="simple" xlink:show="embed" xlink:actuate="onLoad"/><svg:title>:arrow?</svg:title></draw:frame> Narvea (bohyně řemesel, umění a kreativity)<text:line-break/>U trpaslíků Nirvi (golemové).<text:line-break/><text:span text:style-name="Emphasis">Atributy:</text:span> Kleště a kladivo.<text:line-break/><text:span text:style-name="Emphasis">Bytosti:</text:span> Oživlé sochy.</text:p>
        </text:list-item>
      </text:list>
      <text:p text:style-name="P135"/>
      <text:list xml:id="list2278133905" text:style-name="L129">
        <text:list-item>
          <text:p text:style-name="P134">K magickým předmětům dát odkaz na kapitolu v <text:s/>pravidlech, kter<text:span text:style-name="T57">á</text:span> popisuje, jak je postavy mohou použít.</text:p>
        </text:list-item>
        <text:list-item>
          <text:p text:style-name="P136">TODO: Toalety. <text:span text:style-name="T58">A něco na umývání (lavóry, kýbl, tak něco). To by asi mohlo bejt přímo v ubikacích.</text:span></text:p>
        </text:list-item>
        <text:list-item>
          <text:p text:style-name="P137">Ve spodním patře věže by možná spíš měla bejt spíš mágova laborka než komnata velitele tvrze.</text:p>
        </text:list-item>
      </text:list>
      <text:list xml:id="list507404951" text:style-name="L130">
        <text:list-item>
          <text:p text:style-name="P138">Při popisu mrtvých orků zmínit, že jsou plně vyzbrojeni</text:p>
        </text:list-item>
      </text:list>
      <text:list xml:id="list529871826" text:style-name="L131">
        <text:list-item>
          <text:p text:style-name="P139">Udělat místnost v hlavní věži v druhém podzemním patře – bude to jeden z hintů, že v prvním by měla být taky.</text:p>
        </text:list-item>
        <text:list-item>
          <text:p text:style-name="P140">Jak řešili světlo? (Magicky ne, takže by tu asi měly být lucerny, nebo aspoň háčky na stěnách a sud s olejem –<text:span text:style-name="T59"> byl určitě ve skladu, takže možná zasypanej stropem nebo rozbitej</text:span>).</text:p>
        </text:list-item>
      </text:list>
      <text:list xml:id="list272091864" text:style-name="L132">
        <text:list-item>
          <text:p text:style-name="P141">Dílna na opravu soch</text:p>
        </text:list-item>
        <text:list-item>
          <text:p text:style-name="P142">U kuchyně (respektive u skladu) by měl být nákladní výtah</text:p>
          <text:list>
            <text:list-item>
              <text:p text:style-name="P143">Půjde tamtudy sešplhat dolů? Asi by mohlo.</text:p>
            </text:list-item>
          </text:list>
        </text:list-item>
        <text:list-item>
          <text:p text:style-name="P144">Zvedací mechanismus nad mříží (asi bude potřeba prohodit směr schodů, aby se v 1. patře dalo nad mříž dostat.</text:p>
        </text:list-item>
      </text:list>
      <text:p text:style-name="P146">Pasti</text:p>
      <text:list xml:id="list1734979772" text:style-name="L133">
        <text:list-item>
          <text:p text:style-name="P147">Magické pasti</text:p>
          <text:list>
            <text:list-item>
              <text:p text:style-name="P147"><text:soft-page-break/>Ohnivé šipky vystřelující ze stěn</text:p>
              <text:list>
                <text:list-item>
                  <text:p text:style-name="P148">Měly by být stejně silné jako Hůlka ohně (ale s vysokým atributem...)</text:p>
                </text:list-item>
              </text:list>
            </text:list-item>
            <text:list-item>
              <text:p text:style-name="P147">Elfská výprava měla předměty, které před pastmi chrání.</text:p>
              <text:list>
                <text:list-item>
                  <text:p text:style-name="P149">V rozkazu veliteli výpravy by to mělo být zmíněno.</text:p>
                </text:list-item>
              </text:list>
            </text:list-item>
          </text:list>
        </text:list-item>
      </text:list>
      <text:p text:style-name="P151"><text:tab/>Co je zapasťované a proč?</text:p>
      <text:list xml:id="list260531684" text:style-name="L134">
        <text:list-item>
          <text:p text:style-name="P150">Možná nějaký trezor, jestli tu byl (což asi byl).</text:p>
        </text:list-item>
        <text:list-item>
          <text:p text:style-name="P152">Pasti coby součást obrany tvrze</text:p>
          <text:list>
            <text:list-item>
              <text:p text:style-name="P153">Obecně pasti, které za sebou mohli ustupující obránci aktivovat.</text:p>
            </text:list-item>
            <text:list-item>
              <text:p text:style-name="P152">Jednou z nich byla plynová past</text:p>
              <text:list>
                <text:list-item>
                  <text:p text:style-name="P154">Asi by někdo mohlo být něco, co před jedovatým plynem chrání.</text:p>
                </text:list-item>
                <text:list-item>
                  <text:p text:style-name="P154">Ono je to teda asi možná jedno, jestli je ta past vypotřebovaná a deaktivovaná, <text:span text:style-name="T60">ale dávalo by to smysl.</text:span></text:p>
                </text:list-item>
              </text:list>
            </text:list-item>
          </text:list>
        </text:list-item>
      </text:list>
      <text:p text:style-name="P146">Překážky</text:p>
      <text:list xml:id="list964638979" text:style-name="L135">
        <text:list-header>
          <text:p text:style-name="P145">Zatím tam mám: Šplhání na věž <text:span text:style-name="T61">(mělo by vyžadovat zatloukání skob nebo tak něco)</text:span> nebo stavění mostku, sešplhávání do <text:span text:style-name="T62">studny, za vchodem do studny by mohla být mříž.</text:span></text:p>
        </text:list-header>
        <text:list-item>
          <text:p text:style-name="P296"><text:span text:style-name="T64">Do podzemí se musí šplhat (na věž a pak dolů s</text:span><text:span text:style-name="T65">c</text:span><text:span text:style-name="T64">hodištěm, případně sešplhat do studny), </text:span><text:span text:style-name="T66">ale chtělo by to asi ještě nějaké šplhání dole. Mohou tam být například zřícené schody do dolního patra.</text:span></text:p>
          <text:list>
            <text:list-item>
              <text:p text:style-name="P155"><text:soft-page-break/>Mezi hradem a věží by asi taky mohlo jít postavit můstek.</text:p>
              <text:list>
                <text:list-item>
                  <text:p text:style-name="P156">TODO: Musí být z čeho <text:span text:style-name="T69">(mohly staré stropní trámy přežít?)</text:span></text:p>
                </text:list-item>
              </text:list>
            </text:list-item>
          </text:list>
        </text:list-item>
      </text:list>
      <text:p text:style-name="P158">Zamčené dveře a truhly, klíče k nim</text:p>
      <text:list xml:id="list4200526761" text:style-name="L136">
        <text:list-item>
          <text:p text:style-name="P159">Staří elfové tu mohli mít nějaké ubikace a v nich truhly s osobními předměty <text:span text:style-name="T70">(TODO)</text:span>.</text:p>
        </text:list-item>
      </text:list>
      <text:list xml:id="list2644895236" text:style-name="L137">
        <text:list-item>
          <text:p text:style-name="P157"><text:span text:style-name="T71">Noví e</text:span>lfové měli nějaké klíče s sebou (např. k trezoru pána tvrze).</text:p>
        </text:list-item>
      </text:list>
      <text:p text:style-name="P160">Loot <text:span text:style-name="T72">(viz </text:span><text:span text:style-name="T42">Loot</text:span><text:span text:style-name="T72">)</text:span></text:p>
      <text:p text:style-name="P161">Texty na svitcích</text:p>
      <text:list xml:id="list672700687" text:style-name="L138">
        <text:list-item>
          <text:p text:style-name="P162">Svitky by měly hráčům sdělit, co se tu stalo</text:p>
          <text:list>
            <text:list-item>
              <text:p text:style-name="P163">Deník velitele tvrze</text:p>
            </text:list-item>
            <text:list-item>
              <text:p text:style-name="P163">Rozka<text:span text:style-name="T73">z</text:span> pro vůdce výpravy <text:span text:style-name="T74">(hodilo by se jméno toho, kdo je sem potkal, to pak bude NPCčko v kampani).</text:span></text:p>
              <text:list>
                <text:list-item>
                  <text:p text:style-name="P91">Vůdce výpravy by mohl mít písemný rozkaz (kde bude zmíněno, že k němu dostal návod jak odstranit pasti a otevřít trezor – možná by k tomu mohl bejt i klíč). <text:span text:style-name="T75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161">Mapa dungeonu</text:p>
      <text:p text:style-name="P164">Popis <text:span text:style-name="T76">místností</text:span></text:p>
      <text:p text:style-name="P166">Hinty, extra descriptiony</text:p>
      <text:list xml:id="list3503921025" text:style-name="L139">
        <text:list-item>
          <text:p text:style-name="P165">Kde je kaple a jak se otevírá.</text:p>
        </text:list-item>
        <text:list-item>
          <text:p text:style-name="P165"><text:span text:style-name="T77">J</text:span>ak se dají deaktivovat pasti.</text:p>
        </text:list-item>
        <text:list-item>
          <text:p text:style-name="P167"><text:soft-page-break/>Něco o amuletu, díky kterému neútočí sochy.</text:p>
        </text:list-item>
      </text:list>
      <text:h text:style-name="Heading_20_1" text:outline-level="1"><text:bookmark-start text:name="__RefHeading___Toc5355_3707205463"/>Úvod<text:bookmark-end text:name="__RefHeading___Toc5355_3707205463"/></text:h>
      <text:p text:style-name="P311">Vítej, Pane nebo Paní jeskyně!</text:p>
      <text:p text:style-name="P168"><text:span text:style-name="T78">Před sebou máš</text:span> dobrodružství <text:span text:style-name="T79">pro hru</text:span> <text:span text:style-name="T63">Dakara</text:span><text:span text:style-name="T67">:</text:span><text:span text:style-name="T63"> </text:span><text:span text:style-name="T67">dungeoncrawl</text:span>. <text:span text:style-name="T80">Kromě této příručky potřebuješ ještě:</text:span></text:p>
      <text:list xml:id="list1569639749" text:style-name="L140">
        <text:list-item>
          <text:p text:style-name="P169">2-5 spoluhráčů.</text:p>
        </text:list-item>
      </text:list>
      <text:list xml:id="list467236805" text:style-name="L141">
        <text:list-item>
          <text:p text:style-name="P171"><text:span text:style-name="T81">Příručku </text:span><text:span text:style-name="T43">Dakara</text:span><text:span text:style-name="T44">:</text:span><text:span text:style-name="T43"> </text:span><text:span text:style-name="T44">d</text:span><text:span text:style-name="T43">ungeoncrawl</text:span><text:span text:style-name="T81"> – najdeš v ní pravidla hry a také návod, jak ji s pomocí této příručky vést.</text:span></text:p>
        </text:list-item>
        <text:list-item>
          <text:p text:style-name="P172">Přiložené deníky postav a karty předmětů.</text:p>
        </text:list-item>
        <text:list-item>
          <text:p text:style-name="P173"><text:span text:style-name="T82">Šestistěnné k</text:span>ostky.</text:p>
          <text:list>
            <text:list-item>
              <text:p text:style-name="P174">V zásadě stačí i jedna, ale pohodlnější je, když má každý hráč šest vlastních (při sesílání kouzel se hází až šesti kostkam<text:span text:style-name="T83">i</text:span> najednou).</text:p>
            </text:list-item>
          </text:list>
        </text:list-item>
        <text:list-item>
          <text:p text:style-name="P175">Arch papíru s předtištěnými obrysy mapy.</text:p>
        </text:list-item>
        <text:list-item>
          <text:p text:style-name="P176"><text:span text:style-name="T84">Papír na</text:span> poznámky a něco na psaní (asi by mělo být přiloženo gumovatelné pero) <text:span text:style-name="T84">nebo nějaký elektronický ekvivalent.</text:span></text:p>
        </text:list-item>
        <text:list-item>
          <text:p text:style-name="P170"><text:span text:style-name="T85">Z</text:span>hruba X hodin volného času – nemusí to být v jednom dni, můžete se sejít několikrát.</text:p>
        </text:list-item>
      </text:list>
      <text:h text:style-name="P31" text:outline-level="2"><text:bookmark-start text:name="__RefHeading___Toc5357_3707205463"/>Příprava <text:span text:style-name="T86">na hru</text:span><text:bookmark-end text:name="__RefHeading___Toc5357_3707205463"/></text:h>
      <text:p text:style-name="P304"><text:span text:style-name="T87">Před tím, než se poprvé sejdete, si určitě pročti knihu </text:span><text:span text:style-name="T45">Dakara: </text:span><text:span text:style-name="T46">d</text:span><text:span text:style-name="T45">ungeoncrawl</text:span><text:span text:style-name="T87">, zejména kapitolu </text:span><text:span text:style-name="T45">Pro pána jeskyně</text:span><text:span text:style-name="T68">.</text:span><text:span text:style-name="T87"> Z této příručky stačí přečíst si zbytek kapitoly </text:span><text:span text:style-name="T45">Úvod</text:span><text:span text:style-name="T87">. Není sice od věci si ji projít celou, ale není to nezbytně nutné – stačí si vždycky přečíst </text:span><text:soft-page-break/><text:span text:style-name="T87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29" text:outline-level="2"><text:bookmark-start text:name="__RefHeading___Toc5359_3707205463"/>O čem je toto dobrodružství<text:bookmark-end text:name="__RefHeading___Toc5359_3707205463"/></text:h>
      <text:p text:style-name="P177"><text:span text:style-name="T88">Cílem výpravy je dávno </text:span>opuštěná pevnost, kterou nedávno přišla prozkoumat skupina elfů <text:span text:style-name="T89">z nejbližšího města</text:span>. <text:span text:style-name="T90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91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8" text:outline-level="3">Cíl výpravy</text:h>
      <text:p text:style-name="P178"><text:span text:style-name="T92">C</text:span>ílem postav je najít <text:span text:style-name="T93">to, co je nevysvětlitelně přitahuje, a co je do této pevnosti dovedlo</text:span>.<text:line-break/><text:tab/><text:span text:style-name="T92">Je to magický krystal ukrytý v</text:span> kapli <text:span text:style-name="T92">boha Belerona v prvním podzemním patře hlavní věže pevnosti (místnost B16). Takhle blízko krystalu už postavy nedokáží říct, kterým směrem se nachází.</text:span></text:p>
      <text:h text:style-name="P8" text:outline-level="3"><text:soft-page-break/>Finální souboj</text:h>
      <text:p text:style-name="P179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94">místnosti B16</text:span>.</text:p>
      <text:h text:style-name="P30" text:outline-level="2"><text:bookmark-start text:name="__RefHeading___Toc5361_3707205463"/>Události<text:bookmark-end text:name="__RefHeading___Toc5361_3707205463"/></text:h>
      <text:p text:style-name="P180">V této kapitole si proberem<text:span text:style-name="T95">e</text:span>, co se <text:span text:style-name="T96">bude</text:span> dít nezávisle na tom, kterou místnost zrovna postavy prozkoumávají.</text:p>
      <text:h text:style-name="P8" text:outline-level="3">Hlídka goblinů</text:h>
      <text:p text:style-name="P181">Kolem tvrze se pohybuje skupina <text:span text:style-name="T97">šesti</text:span> goblinů <text:span text:style-name="T97">vedená orkem</text:span>.</text:p>
      <text:list xml:id="list1823067142" text:style-name="L142">
        <text:list-item>
          <text:p text:style-name="P182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772977358" text:style-name="L143">
        <text:list-item>
          <text:p text:style-name="P183"><text:span text:style-name="T97">Goblini p</text:span>řijedou na vlcích, ork <text:span text:style-name="T98">na varanovi</text:span>.</text:p>
        </text:list-item>
      </text:list>
      <text:list xml:id="list2424925067" text:style-name="L144">
        <text:list-item>
          <text:p text:style-name="P184">Jakmile padne ork, goblini se dají na útěk.</text:p>
        </text:list-item>
      </text:list>
      <text:h text:style-name="P28" text:outline-level="5"><text:span text:style-name="T99">Střetnutí</text:span> <text:span text:style-name="T100">goblinů</text:span> s přízrakem</text:h>
      <text:p text:style-name="P185"><text:span text:style-name="T101">Jakmile goblini vstoupí do pevnosti, p</text:span>řízrak <text:span text:style-name="T102">elfského strážce (viz A7) vycítí jejich</text:span> přítomnost <text:span text:style-name="T101">a napadne je</text:span>.</text:p>
      <text:list xml:id="list3318863105" text:style-name="L145">
        <text:list-item>
          <text:p text:style-name="P186">Přízrak je pomalý, takže mu může trvat několik kol, než se k nim dostane (odvoď to za situace nebo si hoď <text:span text:style-name="T103">1</text:span>k6).</text:p>
        </text:list-item>
      </text:list>
      <text:list xml:id="list3521134183" text:style-name="L146">
        <text:list-item>
          <text:p text:style-name="P187"><text:soft-page-break/><text:span text:style-name="T104">G</text:span>oblini <text:span text:style-name="T104">s orkem</text:span> se s ním budou chvíli snažit bojovat, ale po jednom či dvou kolech zjistí, že mu nemohou nic udělat a utečou - a to i v případě, že ork ještě není vyřazen.</text:p>
        </text:list-item>
      </text:list>
      <text:h text:style-name="P31" text:outline-level="2"><text:bookmark-start text:name="__RefHeading___Toc5363_3707205463"/><text:span text:style-name="T22">L</text:span><text:span text:style-name="T21">oot</text:span><text:bookmark-end text:name="__RefHeading___Toc5363_3707205463"/></text:h>
      <text:h text:style-name="P8" text:outline-level="3">Kouzla</text:h>
      <text:p text:style-name="P33">Hojivý rituál</text:p>
      <text:list xml:id="list692939830" text:style-name="L147">
        <text:list-item>
          <text:p text:style-name="P92">Měla ho léčitelka</text:p>
        </text:list-item>
      </text:list>
      <text:p text:style-name="P64">Světlo</text:p>
      <text:list xml:id="list331080839" text:style-name="L148">
        <text:list-item>
          <text:p text:style-name="P188">TODO: Tohle asi vyřadit – nikde v pevnosti nebude tak velký prostor, aby tohle kouzlo mělo smysl použít.</text:p>
        </text:list-item>
      </text:list>
      <text:p text:style-name="P34">Přenos myšlenek</text:p>
      <text:list xml:id="list2643035863" text:style-name="L149">
        <text:list-item>
          <text:p text:style-name="P35">Tady je taky použitelnost dost sporná <text:span text:style-name="T40">(leda by se přes tohle kouzlo dalo mluvit s přízrakem –</text:span><text:span text:style-name="T41"> což zní ok, ale v tom případě by to chtělo nějakej hint</text:span><text:span text:style-name="T40">)</text:span><text:span text:style-name="T21">.</text:span></text:p>
        </text:list-item>
      </text:list>
      <text:p text:style-name="P37">Vzplanutí</text:p>
      <text:list xml:id="list1549922980" text:style-name="L150">
        <text:list-item>
          <text:p text:style-name="P36"/>
        </text:list-item>
      </text:list>
      <text:p text:style-name="P38">Kulový blesk</text:p>
      <text:list xml:id="list1266215357" text:style-name="L151">
        <text:list-item>
          <text:p text:style-name="P93">Ten měl asi vůdce výpravy</text:p>
        </text:list-item>
      </text:list>
      <text:p text:style-name="P94">TODO: Možná nějaká orcská/goblinská magie?</text:p>
      <text:list xml:id="list2746943749" text:style-name="L152">
        <text:list-item>
          <text:p text:style-name="P95">Musel bych vymyslet, jak to udělat, aby ji hráči mohli použít</text:p>
        </text:list-item>
        <text:list-item>
          <text:p text:style-name="P95">taky bych měl myslet na to, že by to měl bejt krátkej dungeon. Nemůže tu být moc encounterů a tudíž tu ani nebude moc příležitostí k využití <text:span text:style-name="T105">orkské/goblinské magie.</text:span></text:p>
        </text:list-item>
      </text:list>
      <text:h text:style-name="P8" text:outline-level="3"><text:soft-page-break/>Zbraně a zbroj</text:h>
      <text:p text:style-name="P189">Dlouhý lu<text:span text:style-name="T106">k</text:span></text:p>
      <text:p text:style-name="P190">2x <text:span text:style-name="T107">K</text:span>rátký luk</text:p>
      <text:p text:style-name="P191">Kvalitní šípy</text:p>
      <text:p text:style-name="P192">Vrhací nože</text:p>
      <text:p text:style-name="P193">Kopí</text:p>
      <text:p text:style-name="P194">Lehká zbroj (asi jen jedna, nemuseli ji mít všichni elfové)</text:p>
      <text:p text:style-name="P39">Ork<text:span text:style-name="T108">sk</text:span>é zbraně:</text:p>
      <text:p text:style-name="P194"><text:tab/>Těžká obouruční palice</text:p>
      <text:p text:style-name="P194"><text:tab/>Jednoruční kyj</text:p>
      <text:p text:style-name="P194"><text:tab/>Kamenná sekera</text:p>
      <text:p text:style-name="P194"><text:tab/><text:span text:style-name="T109">Asi i zbroje nějaké měli (lehké), ale lidem a elfům nebudou.</text:span></text:p>
      <text:h text:style-name="P6" text:outline-level="3">Magické předměty</text:h>
      <text:p text:style-name="P195">Házecí lahvičky s nějakým zajímavým efektem (slepota, paralýza...)</text:p>
      <text:p text:style-name="P40">Lektvar ohnivého dechu</text:p>
      <text:p text:style-name="P41">Léčivý lektvar (u léčitelky)</text:p>
      <text:p text:style-name="P42"><text:span text:style-name="T110">R</text:span>ukavice <text:span text:style-name="T110">ze srsti huňáče (recept)</text:span></text:p>
      <text:list xml:id="list4244882443" text:style-name="L153">
        <text:list-header>
          <text:p text:style-name="P43">(V laborce mága, který zde před stovkami let žil)</text:p>
        </text:list-header>
        <text:list-item>
          <text:p text:style-name="P196">Tyto rukavice po zamnutí rukama (1 kolo) k příštímu zásahu kovovou zbraní nebo projektilem s kovovým hrotem (šíp, šipka, vrhací dýka) přidají výboj za 1-2.</text:p>
        </text:list-item>
      </text:list>
      <text:list xml:id="list739831115" text:style-name="L154">
        <text:list-item>
          <text:p text:style-name="P197">Recept je při výrobě spotřebován.</text:p>
        </text:list-item>
      </text:list>
      <text:p text:style-name="P44"><text:soft-page-break/>Sérotvorný flakón</text:p>
      <text:p text:style-name="P44">/* <text:span text:style-name="T111">Tohle asi nebude recept, už samotný flakón se kombinuje se vzorkem jedu</text:span> */</text:p>
      <text:list xml:id="list160842167186943" text:continue-list="list4244882443" text:style-name="L153">
        <text:list-header>
          <text:p text:style-name="P43">(V laborce mága, který zde před stovkami let žil)</text:p>
        </text:list-header>
        <text:list-item>
          <text:p text:style-name="P198">Pronesení zaklínací formule promění vzorek libovolného živočišného jedu vložený do tohoto flakónu v sérum proti tomuto jedu.</text:p>
        </text:list-item>
        <text:list-item>
          <text:p text:style-name="P96">Lze použít opakovaně.</text:p>
        </text:list-item>
      </text:list>
      <text:h text:style-name="P31" text:outline-level="2"><text:bookmark-start text:name="__RefHeading___Toc5365_3707205463"/>NPC<text:span text:style-name="T112">s</text:span> <text:span text:style-name="T113">(mrtvoly)</text:span><text:bookmark-end text:name="__RefHeading___Toc5365_3707205463"/></text:h>
      <text:p text:style-name="P97">Ad jména – jména mrtvých elfů ve skutečnosti nejsou až tak podstatná, pokud teda nemají vztah k někomu živému. <text:span text:style-name="T114">Ailara by například mohla být milenka (nebo sestra?) šéfa, který sem tuhle výpravu poslal (na druhou stranu co z toho, stejně nemá komu něco zazlívat, když jsou všichni mrtví…</text:span></text:p>
      <text:p text:style-name="P98">Le<text:span text:style-name="T115">a</text:span>ndor – <text:span text:style-name="T116">Elf, který sem výpravu poslal.</text:span></text:p>
      <text:p text:style-name="P305">/* Otázka teda je, jestli by do rozkazů podepsal. <text:span text:style-name="T117">Možná jen „L“</text:span>). */</text:p>
      <text:p text:style-name="P306">Mohl do rozkazu napsat, že se má Tianas postarat, aby se Ailaře nic nestalo – jinak si to vyřídí s ním.</text:p>
      <text:p text:style-name="P307">„<text:span text:style-name="T118">Tianasi, pověřuji tě úkolem, o kterém jsme mluvili při našem minulém setkání. Přikládám vše, co se nám podařilo o cílovém místě zjistit /* TODO: a XY, které vás ochrání před pastmi */.</text:span>“</text:p>
      <text:p text:style-name="P307"><text:soft-page-break/><text:span text:style-name="T119">PS: </text:span>„<text:span text:style-name="T118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308">L.</text:p>
      <text:p text:style-name="P99">Tianas – vůdce výpravy</text:p>
      <text:list xml:id="list2915266014" text:style-name="L155">
        <text:list-item>
          <text:p text:style-name="P100">Příkaz prozkoumat věž</text:p>
          <text:list>
            <text:list-item>
              <text:p text:style-name="P100">Zmínka o pastech a o přiložených předmětech, které umožní se jim vyhnout.</text:p>
              <text:list>
                <text:list-item>
                  <text:p text:style-name="P101"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97"><text:span text:style-name="T23">Varování, že staří elfové se zmiňovali o ochraně proti jedovatému plynu </text:span><text:span text:style-name="T24">(něco ve stylu plynové masky – asi nějaký kouzelný předmět)</text:span><text:span text:style-name="T23">, ale nepovedlo se ji nikde najít, takže spuštění plynové pasti se důrazně nedoporučuje.</text:span></text:p>
            </text:list-item>
          </text:list>
        </text:list-item>
      </text:list>
      <text:p text:style-name="P199">Jeden z elfů to zapisoval <text:span text:style-name="T120">(TODO: Jméno)</text:span></text:p>
      <text:list xml:id="list237689731" text:style-name="L156">
        <text:list-item>
          <text:p text:style-name="P102">V zápisech by mohly být hinty (o obřím pavoukovi ve studni, například).</text:p>
        </text:list-item>
      </text:list>
      <text:p text:style-name="P99">Ai<text:span text:style-name="T121">l</text:span>ara – <text:span text:style-name="T122">Léčitelka</text:span></text:p>
      <text:list xml:id="list2548463373" text:style-name="L157">
        <text:list-item>
          <text:p text:style-name="P200"><text:span text:style-name="T21">Mohla by mít i nějaký protijed </text:span><text:span text:style-name="T25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01"><text:span text:style-name="T25">P</text:span><text:span text:style-name="T21">rotijed spíš ne, ten postavy budou moci vyrobit.</text:span></text:p>
            </text:list-item>
            <text:list-item>
              <text:p text:style-name="P45">Hojivý rituál</text:p>
            </text:list-item>
            <text:list-item>
              <text:p text:style-name="P46"><text:soft-page-break/>Léčivý lektvar</text:p>
            </text:list-item>
          </text:list>
        </text:list-item>
      </text:list>
      <text:h text:style-name="P31" text:outline-level="2"><text:bookmark-start text:name="__RefHeading___Toc5367_3707205463"/>Nestvůry<text:bookmark-end text:name="__RefHeading___Toc5367_3707205463"/></text:h>
      <text:p text:style-name="P202">Zatím mám: Obřího pavouka, přízrak, huňáče, <text:span text:style-name="T123">2</text:span> <text:span text:style-name="T124">poškozené sochy, orka a gobliny. To asi úplně stačí (má to být oneshotový dungeon).</text:span></text:p>
      <text:list xml:id="list3235655402" text:style-name="L158">
        <text:list-item>
          <text:p text:style-name="P203">Pavouci (všude spousta sítí).</text:p>
          <text:list>
            <text:list-item>
              <text:p text:style-name="P204">Velcí asi jako dlaň, jedovatí (ale ne smrtelně). Nejsou agresivní, ale pokud se někdo bude prodírat <text:span text:style-name="T125">skrz jejich pavučiny</text:span>, asi nebudou mít radost.</text:p>
            </text:list-item>
            <text:list-item>
              <text:p text:style-name="P204">Někde by tu mohla být jejich matka – obří pavoučice. <text:span text:style-name="T126">Ta se určitě bránit bude.</text:span></text:p>
            </text:list-item>
          </text:list>
        </text:list-item>
      </text:list>
      <text:list xml:id="list639526131" text:style-name="L159">
        <text:list-item>
          <text:p text:style-name="P205">Sochy</text:p>
          <text:list>
            <text:list-item>
              <text:p text:style-name="P205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05">Asi nějaký ochranný amulet?</text:p>
                </text:list-item>
              </text:list>
            </text:list-item>
          </text:list>
        </text:list-item>
      </text:list>
      <text:list xml:id="list766618917" text:style-name="L160">
        <text:list-item>
          <text:p text:style-name="P206">Huňáči</text:p>
          <text:list>
            <text:list-item>
              <text:p text:style-name="P207">Zvuky: <text:span text:style-name="T127">Mnohohlasné slabé</text:span> mňoukání.</text:p>
            </text:list-item>
            <text:list-item>
              <text:p text:style-name="P206">Je jich tu celá rodinka. Budou bránit své mladé, možná se je pokusí odnést.</text:p>
            </text:list-item>
            <text:list-item>
              <text:p text:style-name="P208">Když se naježí, hází výboj <text:span text:style-name="T128">(kolo přípravy? Asi jo). Umí to i koťata.</text:span></text:p>
            </text:list-item>
          </text:list>
        </text:list-item>
      </text:list>
      <text:h text:style-name="P31" text:outline-level="2"><text:bookmark-start text:name="__RefHeading___Toc5369_3707205463"/><text:soft-page-break/>Místnosti<text:bookmark-end text:name="__RefHeading___Toc5369_3707205463"/></text:h>
      <text:p text:style-name="P210">Pozn:</text:p>
      <text:list xml:id="list1822331878" text:style-name="L161">
        <text:list-item>
          <text:p text:style-name="P209">Huňáče do podzemí – budou tam průrvy, kterými proleze jen kočka (zvuky mňoukání).</text:p>
        </text:list-item>
        <text:list-item>
          <text:p text:style-name="P211">Laborku mága taky do podzemí, ale před huňáče, ať hráči už vědí, že chtějí jejich srst.</text:p>
        </text:list-item>
        <text:list-item>
          <text:p text:style-name="P212">Místnost velitele tvrze asi taky do podzemí. Ideálně před ty nejhorší pasti.</text:p>
        </text:list-item>
        <text:list-item>
          <text:p text:style-name="P214">Mříž musí být ve směru od studny až za doupětem obřího pavouka.</text:p>
        </text:list-item>
      </text:list>
      <text:h text:style-name="P8" text:outline-level="3">Trosky pevnosti</text:h>
      <text:list xml:id="list498812108" text:style-name="L162">
        <text:list-item>
          <text:p text:style-name="P215">TODO: Přízrak na hradbách</text:p>
        </text:list-item>
      </text:list>
      <text:p text:style-name="P217">Zdi jsou pobořené, <text:span text:style-name="T129">střechy</text:span> <text:span text:style-name="T129">dávno zřícené</text:span>, všude je spousta suti <text:span text:style-name="T130">a pavučin</text:span>. <text:span text:style-name="T129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218">Mapa pevnosti je předtištěná, protože postupně hráčům kreslit spoustu prázdných, zřícených místností by nebylo moc zajímavé. <text:span text:style-name="T131">Celou pevnost ber jako jednu místnost – když ji hráči prohledají, narazí na následující zajímavé detaily:</text:span></text:p>
      <text:list xml:id="list2910319703" text:style-name="L163">
        <text:list-item>
          <text:p text:style-name="P216">studna <text:span text:style-name="T132">(viz A1)</text:span></text:p>
        </text:list-item>
        <text:list-item>
          <text:p text:style-name="P216">mňoukání <text:span text:style-name="T132">(viz A2)</text:span></text:p>
        </text:list-item>
        <text:list-item>
          <text:p text:style-name="P219">zřícený mostek na boční věž <text:span text:style-name="T132">(viz A3)</text:span></text:p>
        </text:list-item>
        <text:list-item>
          <text:p text:style-name="P220">pozůstatky po táboru elfů/orků?</text:p>
          <text:list>
            <text:list-item>
              <text:p text:style-name="P221"><text:soft-page-break/>Spíš asi elfů, orkové se tu moc dlouho nezdrželi. <text:span text:style-name="T133">Zato ten elfský tábor určitě vyrabovali.</text:span></text:p>
            </text:list-item>
          </text:list>
        </text:list-item>
      </text:list>
      <text:h text:style-name="P21" text:outline-level="4"><text:span text:style-name="T134">A1 – s</text:span>tudna</text:h>
      <text:list xml:id="list2076672825" text:style-name="L164">
        <text:list-item>
          <text:p text:style-name="P222"><text:span text:style-name="T135">Studna je p</text:span>lná nepřirozeně velkých pavučin.</text:p>
          <text:list>
            <text:list-item>
              <text:p text:style-name="P223"><text:span text:style-name="T136">P</text:span>avučiny jsou plné nepřirozeně velkých pavouků (asi jako dlaň).</text:p>
            </text:list-item>
            <text:list-item>
              <text:p text:style-name="P298"><text:span text:style-name="T7">Skrz pavučiny je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    </text:list-item>
          </text:list>
        </text:list-item>
        <text:list-item>
          <text:p text:style-name="P224">Hladina je 15 metrů hluboko.</text:p>
          <text:list>
            <text:list-item>
              <text:p text:style-name="P225">Dolů se dá celkem snadno sešplhat (i bez lana).</text:p>
            </text:list-item>
            <text:list-item>
              <text:p text:style-name="P226">5 metrů nad hladinou do studny ústí boční chodba (není vidět, dokud tam postavy nespustí světlo).</text:p>
            </text:list-item>
          </text:list>
        </text:list-item>
      </text:list>
      <text:h text:style-name="P9" text:outline-level="4">A2 – bývalá kuchyně</text:h>
      <text:p text:style-name="P227"><text:span text:style-name="T137">Ze zdi</text:span> se ozývá <text:span text:style-name="T138">slabé</text:span> mnohohlasné mňoukání.</text:p>
      <text:p text:style-name="P65">Prohledání:</text:p>
      <text:p text:style-name="P66"><text:span text:style-name="T139">Ve zdi, odkud se ozývá mňoukání, je š</text:span>ikmá <text:span text:style-name="T140">díra</text:span> dolů.</text:p>
      <text:list xml:id="list3381714973" text:style-name="L165">
        <text:list-item>
          <text:p text:style-name="P67">Zevnitř je cítit kočičí zápach.</text:p>
        </text:list-item>
        <text:list-item>
          <text:p text:style-name="P68"><text:span text:style-name="T141">Má obdélníkový průřez a j</text:span>e poměrně úzká – <text:span text:style-name="T142">asi jako</text:span> pecen chleba.</text:p>
          <text:list>
            <text:list-item>
              <text:p text:style-name="P69">Žádná z postav tudy rozhodně neproleze.</text:p>
            </text:list-item>
          </text:list>
        </text:list-item>
      </text:list>
      <text:list xml:id="list1321715173" text:style-name="L166">
        <text:list-item>
          <text:p text:style-name="P299"><text:span text:style-name="T10">Do</text:span><text:span text:style-name="T11"> spodní </text:span><text:span text:style-name="T10">strany jsou vsazeny zrezivělé kolejnice.</text:span></text:p>
        </text:list-item>
      </text:list>
      <text:h text:style-name="P10" text:outline-level="4">A3 – zřícený můstek k boční věži</text:h>
      <text:p text:style-name="P47">Můstek, po kterém se zřejmě chodilo do boční věže, je zřícený.</text:p>
      <text:list xml:id="list2481948982" text:style-name="L167">
        <text:list-item>
          <text:p text:style-name="P48"><text:soft-page-break/>Na druhé straně můstku je vidět vchod do horního patra věže.</text:p>
          <text:list>
            <text:list-item>
              <text:p text:style-name="P228">(pata věže stojí na skalním sloupu o patro níž než zbytek pevnosti, takže můstek vedoucí ).</text:p>
            </text:list-item>
            <text:list-item>
              <text:p text:style-name="P229">Není ničím zavřený, je to prostě díra dovnitř.</text:p>
            </text:list-item>
          </text:list>
        </text:list-item>
      </text:list>
      <text:p text:style-name="P231"><text:span text:style-name="T143">Pár možností</text:span>, jak se dostat <text:span text:style-name="T144">do věže (hráči mohou samozřejmě vymyslet i další)</text:span>:</text:p>
      <text:list xml:id="list949022285" text:style-name="L168">
        <text:list-item>
          <text:p text:style-name="P230">Vyšplhat po <text:span text:style-name="T145">skále a po stěně věže</text:span>.</text:p>
          <text:list>
            <text:list-item>
              <text:p text:style-name="P49">Po skále se šplhá dobře, ale stěna věže je hladká, není za co se chytit.</text:p>
              <text:list>
                <text:list-item>
                  <text:p text:style-name="P232">Pomůže <text:span text:style-name="T146">například</text:span> zatlučení skob.</text:p>
                </text:list-item>
              </text:list>
            </text:list-item>
          </text:list>
        </text:list-item>
        <text:list-item>
          <text:p text:style-name="P233">Něčím přemostit zřícený můstek.</text:p>
          <text:list>
            <text:list-item>
              <text:p text:style-name="P234">V pevnosti je spousta popadaných střešních trámů, některé z nich například určitě půjdou použít.</text:p>
            </text:list-item>
          </text:list>
        </text:list-item>
        <text:list-item>
          <text:p text:style-name="P116">Přeskočit</text:p>
          <text:list>
            <text:list-item>
              <text:p text:style-name="P116">Je to dost daleko, ale zvládne to každý, kdo nemá vážné zranění <text:span text:style-name="T147">a odloží veškerou zátěž.</text:span></text:p>
            </text:list-item>
          </text:list>
        </text:list-item>
      </text:list>
      <text:h text:style-name="P11" text:outline-level="4">A4 – horní patro boční věže</text:h>
      <text:list xml:id="list2489949373" text:style-name="L169">
        <text:list-item>
          <text:p text:style-name="P235">Chybí strop a střecha, dírou nahoře je vidět obloha.</text:p>
        </text:list-item>
        <text:list-item>
          <text:p text:style-name="P236">Směrem dolů vede točité schodiště.</text:p>
          <text:list>
            <text:list-item>
              <text:p text:style-name="P237">O patro níž schodiště zčásti chybí, takže dolů se musí sešplhat (viz B6).</text:p>
            </text:list-item>
          </text:list>
        </text:list-item>
      </text:list>
      <text:h text:style-name="P21" text:outline-level="4"><text:soft-page-break/><text:span text:style-name="T148">A7 - p</text:span>řízrak <text:span text:style-name="T149">na hradbách</text:span></text:h>
      <text:p text:style-name="P50">Na hradbách patroluje průsvitný přízrak dávného elfského strážce.</text:p>
      <text:list xml:id="list1052763173" text:style-name="L170">
        <text:list-item>
          <text:p text:style-name="P238"><text:span text:style-name="T12">V rukou má kopí a u pasu dýku</text:span><text:line-break/>(obojí <text:span text:style-name="T150">je</text:span> průsvitné a nehmotné).</text:p>
        </text:list-item>
        <text:list-item>
          <text:p text:style-name="P51">Tam, kde jsou hradby pobořené, částečně levituje, jako kdyby pro něj zřícené nebyly.</text:p>
        </text:list-item>
        <text:list-item>
          <text:p text:style-name="P239">Postav si nebude všímat a nebude s nimi komunikovat.</text:p>
          <text:list>
            <text:list-item>
              <text:p text:style-name="P239">Jediný způsob, jak se s ním domluvit, je použít kouzlo <text:span text:style-name="T13">Přenos myšlenek</text:span><text:span text:style-name="T151">. Pak s ním jde mluvit ve staroelfštině (více viz B16).</text:span></text:p>
              <text:list>
                <text:list-item>
                  <text:p text:style-name="P240">S postavami bude jednat, jako kdyby to byli návštěvníci pevnosti.</text:p>
                </text:list-item>
                <text:list-item>
                  <text:p text:style-name="P240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241">Z hradeb sejde jen ve <text:span text:style-name="T152">třech</text:span> případech:</text:p>
        </text:list-item>
      </text:list>
      <text:list xml:id="list1691493536" text:style-name="L171">
        <text:list-item>
          <text:list>
            <text:list-item>
              <text:p text:style-name="P242">Když se do pevnosti dostanou orkové nebo goblini</text:p>
            </text:list-item>
          </text:list>
        </text:list-item>
      </text:list>
      <text:list xml:id="list1051314882" text:style-name="L172">
        <text:list-item>
          <text:list>
            <text:list-item>
              <text:list>
                <text:list-item>
                  <text:p text:style-name="P300"><text:span text:style-name="T153">V tom případě je okamžitě napadne, viz událost </text:span><text:span text:style-name="T47">Hlídka goblinů</text:span><text:span text:style-name="T154">).</text:span></text:p>
                </text:list-item>
              </text:list>
            </text:list-item>
          </text:list>
        </text:list-item>
      </text:list>
      <text:list xml:id="list160841310875156" text:continue-list="list1691493536" text:style-name="L171">
        <text:list-item>
          <text:list>
            <text:list-item>
              <text:p text:style-name="P242">Když někdo vstoupí do Belerovnovy kaple (místnost B16)</text:p>
            </text:list-item>
          </text:list>
        </text:list-item>
      </text:list>
      <text:list xml:id="list2524188609" text:style-name="L173">
        <text:list-item>
          <text:list>
            <text:list-item>
              <text:list>
                <text:list-item>
                  <text:p text:style-name="P243"><text:span text:style-name="T153">V</text:span> tom případě se do ní okamžitě teleportuje, viz B16.</text:p>
                </text:list-item>
              </text:list>
            </text:list-item>
          </text:list>
        </text:list-item>
      </text:list>
      <text:list xml:id="list160841674594764" text:continue-list="list160841310875156" text:style-name="L171">
        <text:list-item>
          <text:list>
            <text:list-item>
              <text:p text:style-name="P244">Když ho <text:span text:style-name="T155">postavy</text:span> napadn<text:span text:style-name="T155">ou (bude se bránit, ale nebude je pronásledovat)</text:span></text:p>
            </text:list-item>
          </text:list>
        </text:list-item>
      </text:list>
      <text:p text:style-name="P245"><text:soft-page-break/>Boj s přízrakem</text:p>
      <text:list xml:id="list3391962489" text:style-name="L174">
        <text:list-item>
          <text:p text:style-name="P115">Je nehmotný,<text:span text:style-name="T156"> způsobuje duševní zranění (více viz kapitola </text:span><text:span text:style-name="T48">Boj s nehmotným protivníkem</text:span><text:span text:style-name="T156"> v příručce </text:span><text:span text:style-name="T48">Dakara: dungeoncrawl</text:span><text:span text:style-name="T156">).</text:span></text:p>
          <text:list>
            <text:list-item>
              <text:p text:style-name="P246">Pokud postavy nemají duševní kouzla nebo magické zbraně z jiných dobrodružství, tak ho nemají jak zranit.</text:p>
            </text:list-item>
            <text:list-item>
              <text:p text:style-name="P247">Jím způsobené vážné duševní zranění se projevuje jako dočasná ztráta paměti.</text:p>
              <text:list>
                <text:list-item>
                  <text:p text:style-name="P248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2921076495" text:style-name="L175">
        <text:list-item>
          <text:p text:style-name="P249"><text:span text:style-name="T157">Je pomalý</text:span>, dá se mu snadno utéct.</text:p>
        </text:list-item>
      </text:list>
      <text:h text:style-name="P8" text:outline-level="3">První podzemní patro</text:h>
      <text:h text:style-name="P21" text:outline-level="4">Sklad/sklep</text:h>
      <text:p text:style-name="P250">Podzemí sloužilo jako fallback obranné postavení v případě obléhání, tzn. tu musely být zásoby jídla a vody a <text:span text:style-name="T158">asi i nějaká provizorní kuchyně.</text:span></text:p>
      <text:list xml:id="list233910733" text:style-name="L176">
        <text:list-item>
          <text:p text:style-name="P251">Sklad by měl být poblíž studny, aby se sem dala snadno nanosit voda.</text:p>
        </text:list-item>
        <text:list-item>
          <text:p text:style-name="P252">Ve skladu vody jsou velké sudy postavené víkem nahoru (aby se do nich dala dolévat voda)</text:p>
        </text:list-item>
        <text:list-item>
          <text:p text:style-name="P252">Jsou tu taky dvě vědra s tyčí na nošení ve dvou.</text:p>
        </text:list-item>
      </text:list>
      <text:h text:style-name="P21" text:outline-level="4"><text:span text:style-name="T159">Probořený strop, o patro níž z</text:span>ával</text:h>
      <text:p text:style-name="P253">TODO (<text:span text:style-name="T160">dát do do nějaké místnosti</text:span>)</text:p>
      <text:p text:style-name="P254"><text:soft-page-break/>Někde se provalil strop a zasypalo to vstup do další místnosti.</text:p>
      <text:list xml:id="list1416290297" text:style-name="L177">
        <text:list-item>
          <text:p text:style-name="P255">Zával jde prokopat</text:p>
        </text:list-item>
        <text:list-item>
          <text:p text:style-name="P255">Je možné prorazit díru ve zdi vedle.</text:p>
        </text:list-item>
        <text:list-item>
          <text:p text:style-name="P255">Je možné to <text:span text:style-name="T161">celé</text:span> obejít a dostat se do spodního patra studnou.</text:p>
        </text:list-item>
      </text:list>
      <text:p text:style-name="P256">Ze závalu by mohl čouhat mechanismus nějaké veselé pasti (čepele ze zdí nebo tak něco).</text:p>
      <text:h text:style-name="P12" text:outline-level="4">Ubikace</text:h>
      <text:p text:style-name="P257">Dveře jsou zamčené, dají se vypáčit, <text:span text:style-name="T162">rozbít, vyrazit, <text:s/>nebo tak něco</text:span>.</text:p>
      <text:p text:style-name="P257">TODO: Někde by k nim mohly být klíče (aspoň k některým).</text:p>
      <text:h text:style-name="P13" text:outline-level="4">Komnata velitele tvrze</text:h>
      <text:p text:style-name="P213">/* <text:span text:style-name="T163">Možná ji šoupnu do nadzemí, ať tak taky něco je (asi do věže). Tak ne, bude nakonec v úplně dolním patře věže.</text:span> */</text:p>
      <text:p text:style-name="P213"><text:span text:style-name="T164">U stěny je</text:span> mrtvý elf. <text:span text:style-name="T164">Je čelem ke zdi, částečně se o ni opírá a v zádech má několik šípů.</text:span> Ruku má nataženou nahoru, jako kdyby <text:span text:style-name="T165">se</text:span> tam snažil k něčemu dostat.</text:p>
      <text:p text:style-name="P258">Trezor</text:p>
      <text:list xml:id="list1713726890" text:style-name="L178">
        <text:list-item>
          <text:p text:style-name="P259">Nad mrtvým elfem je zavřený skrytý trezor.</text:p>
          <text:list>
            <text:list-item>
              <text:p text:style-name="P260">Proklepání zdi prozradí, že tam je dutý prostor.</text:p>
            </text:list-item>
            <text:list-item>
              <text:p text:style-name="P260">TODO: Jak se trezor otevírá?</text:p>
            </text:list-item>
            <text:list-item>
              <text:p text:style-name="P260">TODO: Past</text:p>
            </text:list-item>
          </text:list>
        </text:list-item>
        <text:list-item>
          <text:p text:style-name="P301"><text:soft-page-break/><text:span text:style-name="T166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60"><text:span text:style-name="T26">Možná i něco o tom, že nestíhají odvézt obsah pokladnice </text:span><text:span text:style-name="T27">(nebo mohlo být součástí rozkazu, že mají pokladnici zabezpečit, ale neodvážet její obsah, protože jdou rovnou do bitvy)</text:span><text:span text:style-name="T26">.</text:span></text:p>
        </text:list-item>
      </text:list>
      <text:h text:style-name="P21" text:outline-level="4"><text:span text:style-name="T26">B</text:span><text:span text:style-name="T28">5 – jídelna</text:span></text:h>
      <text:p text:style-name="P52">Na stěně naproti vchodům je nápis ve staroelfštině:</text:p>
      <text:p text:style-name="P309"><text:span text:style-name="Emphasis"><text:span text:style-name="T56">„Klaním se před Tebou, Astro, stvořitelko hvězd, královno bohů Řádu.“</text:span></text:span></text:p>
      <text:h text:style-name="P21" text:outline-level="4"><text:span text:style-name="T26">B</text:span><text:span text:style-name="T21">6 – prostřední patro boční věže</text:span></text:h>
      <text:p text:style-name="P103">Točité schody jsou pobořené.</text:p>
      <text:list xml:id="list1118968725" text:style-name="L179">
        <text:list-item>
          <text:p text:style-name="P104">Dole je vidět dno věže.</text:p>
          <text:list>
            <text:list-item>
              <text:p text:style-name="P261"><text:span text:style-name="T21">Na funkčním zbytku schodů úplně </text:span><text:span text:style-name="T29">dole</text:span><text:span text:style-name="T21"> je na kupě několik orků. </text:span><text:span text:style-name="T30">Vůbec se nehýbou, nejspíš jsou mrtví.</text:span></text:p>
            </text:list-item>
          </text:list>
        </text:list-item>
      </text:list>
      <text:list xml:id="list3603029601" text:style-name="L180">
        <text:list-item>
          <text:p text:style-name="P105">Sešplhat dolů je poměrně jednoduché.</text:p>
        </text:list-item>
        <text:list-item>
          <text:p text:style-name="P105">Vyšplhat zpět nahoru je bez pomůcek velice obtížné – zabere to určitě přes 10 minut.</text:p>
        </text:list-item>
      </text:list>
      <text:h text:style-name="P14" text:outline-level="4">B7 - ubikace</text:h>
      <text:p text:style-name="P133"><text:span text:style-name="Emphasis"><text:span text:style-name="T167">Na stěně naproti vchodu je nápis ve staroelfštině:</text:span></text:span></text:p>
      <text:p text:style-name="P309"><text:span text:style-name="Emphasis"><text:span text:style-name="T56">„Klaním se před Tebou, Solreone, jenž každý den putuješ po nebeské klenbě a dáváš nám světlo a naději.“</text:span></text:span></text:p>
      <text:h text:style-name="P14" text:outline-level="4"><text:soft-page-break/>B8 – ubikace</text:h>
      <text:p text:style-name="P133"><text:span text:style-name="Emphasis"><text:span text:style-name="T167">Na stěně naproti vchodu je nápis ve staroelfštině:</text:span></text:span></text:p>
      <text:p text:style-name="P309"><text:span text:style-name="Emphasis"><text:span text:style-name="T56">„Klaním se před Tebou, Raio, paní divočiny. Tobě vděčíme za léčivé dary lesa.“</text:span></text:span></text:p>
      <text:h text:style-name="P14" text:outline-level="4">B9 – ubikace</text:h>
      <text:p text:style-name="P133"><text:span text:style-name="Emphasis"><text:span text:style-name="T167">Na stěně naproti vchodu je nápis ve staroelfštině:</text:span></text:span></text:p>
      <text:p text:style-name="P309"><text:span text:style-name="Emphasis"><text:span text:style-name="T56">„Klaním se před Tebou, Mirvo, paní kouzel, vědění a magické moci.“</text:span></text:span></text:p>
      <text:h text:style-name="P15" text:outline-level="4">B11 –<text:span text:style-name="T168"> zvedací mechanismus mříže v C2</text:span></text:h>
      <text:list xml:id="list3091802187" text:style-name="L181">
        <text:list-item>
          <text:p text:style-name="P262">Mechanismus má západku. Když ji <text:span text:style-name="T169">někdo</text:span> odstraní <text:span text:style-name="T169">(a nevrátí)</text:span>, mříž o patro níž půjde zvednou silou.</text:p>
        </text:list-item>
        <text:list-item>
          <text:p text:style-name="P263">U rumpálu jsou dvě mrtvoly udušených elfů.</text:p>
          <text:list>
            <text:list-item>
              <text:p text:style-name="P263">Ruce mají stále na rumpálu, zřejmě se s ním těsně před smrtí snažili točit.</text:p>
            </text:list-item>
            <text:list-item>
              <text:p text:style-name="P264">TODO: loot</text:p>
            </text:list-item>
          </text:list>
        </text:list-item>
      </text:list>
      <text:h text:style-name="P16" text:outline-level="4">B13 – ubikace</text:h>
      <text:p text:style-name="P133"><text:span text:style-name="Emphasis"><text:span text:style-name="T167">Na stěně naproti vchodu je nápis ve staroelfštině:</text:span></text:span></text:p>
      <text:p text:style-name="P309"><text:span text:style-name="Emphasis"><text:span text:style-name="T56">„Klaním se před Tebou, Ero, která nás chráníš před ničivou mocí času.“</text:span></text:span></text:p>
      <text:h text:style-name="P16" text:outline-level="4">B14 – komnata velitele</text:h>
      <text:p text:style-name="P133"><text:span text:style-name="Emphasis"><text:span text:style-name="T167">Na stěně naproti vchodu je nápis ve staroelfštině:</text:span></text:span></text:p>
      <text:p text:style-name="P309"><text:span text:style-name="T18">„Klaním se před Tebou, Belerone, </text:span><text:span text:style-name="T19">jenž jsi ztělesněním</text:span><text:span text:style-name="T18"> cti, spravedlnosti a věrnosti“.</text:span></text:p>
      <text:h text:style-name="P16" text:outline-level="4"><text:soft-page-break/>B15 – ubikace</text:h>
      <text:p text:style-name="P133"><text:span text:style-name="Emphasis"><text:span text:style-name="T167">Na stěně naproti vchodu je nápis ve staroelfštině:</text:span></text:span></text:p>
      <text:p text:style-name="P309"><text:span text:style-name="T18">„Klaním se před Tebou, </text:span><text:span text:style-name="T20">Narveo. Tobě vděčíme za naši zručnost a tvořivost</text:span><text:span text:style-name="T18">“.</text:span></text:p>
      <text:h text:style-name="P21" text:outline-level="4"><text:span text:style-name="T170">B16 – k</text:span>aple <text:span text:style-name="T170">boha Belerona</text:span></text:h>
      <text:p text:style-name="P53"><text:span text:style-name="T171">V místnosti je tlumené světlo. </text:span>Uprostřed na mramorovém podstavci <text:span text:style-name="T172">klečí</text:span> <text:span text:style-name="T171">zářící</text:span> socha bojovníka s čelem opřeným o jílec meče. <text:span text:style-name="T173">Na stěnách je zářící stříbrnou linií vyobrazeno sedm postav.</text:span></text:p>
      <text:list xml:id="list2253892540" text:style-name="L182">
        <text:list-item>
          <text:p text:style-name="P59">Na podstavci pod sochou je napsáno:</text:p>
          <text:p text:style-name="P60">„Jen ten, kdo se skloní před všemi bohy Řádu, je hoden daru našeho pána Belerona.“</text:p>
        </text:list-item>
      </text:list>
      <text:p text:style-name="P106">Odkrytí xp krystalu:</text:p>
      <text:list xml:id="list3908744997" text:style-name="L183">
        <text:list-item>
          <text:list>
            <text:list-item>
              <text:p text:style-name="P107">TODO: Možná to udělat jinak – sahat na krystal v podstavci je o ničem. Lepší bude, když krystal prostě jen nebude vidět a když postavy něco udělají, tak se objeví.</text:p>
              <text:list>
                <text:list-item>
                  <text:p text:style-name="P265"><text:span text:style-name="T31">M</text:span><text:span text:style-name="T21">ožná by tu mohl být nějaký nápis, hádanka.</text:span></text:p>
                  <text:list>
                    <text:list-item>
                      <text:p text:style-name="P108">Respektive ideálně s hinty rozmístěnými po keepu</text:p>
                      <text:list>
                        <text:list-item>
                          <text:p text:style-name="P266"><text:span text:style-name="T21">Třeba očíslované verše na stěnách </text:span><text:span text:style-name="T32">(jména sedmi bohů Řádu?)</text:span><text:span text:style-name="T21">.</text:span></text:p>
                        </text:list-item>
                        <text:list-item>
                          <text:p text:style-name="P61">Na <text:span text:style-name="T174">stěnách jsou stříbrem vytepané obrazy sedmi postav</text:span><text:span text:style-name="T33"> (božstva Řádu)</text:span><text:span text:style-name="T174">.</text:span></text:p>
                          <text:p text:style-name="P62">(Někde v pevnosti by mohlo být pojednání o to, jaké atributy příslušní jednotlivým božstvům)</text:p>
                          <text:list>
                            <text:list-item>
                              <text:list>
                                <text:list-item>
                                  <text:p text:style-name="P113"><text:soft-page-break/>Otázka je, jestli <text:span text:style-name="T175">pod modlitbami mají být vyobrazení božstev – ale asi ne, to by bylo moc triviální (až nedůstojné). Musí tam být ten krok spojení si atributů se jménem boha přes nějaký další text.</text:span></text:p>
                                  <text:list>
                                    <text:list-item>
                                      <text:p text:style-name="P114">Takže jen modlitby, nic jiného.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3">V B14 bude modlitba k Beleronovi (samozřejmě, protože za ním je jeho kaple)</text:p>
                            </text:list-item>
                            <text:list-item>
                              <text:p text:style-name="P63">V B5 (jídelně) bude modlitba k Astře.</text:p>
                            </text:list-item>
                            <text:list-item>
                              <text:p text:style-name="P63">V ostatních velkých ubikacích (B7, B8, B9, B13 a B15) budou modlitby ke zbylým bohům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7">Může to <text:span text:style-name="T176">přece jen</text:span> být kámen v jílci Beleronovi sochy –<text:span text:style-name="T177"> když se objeví, tak se rozzáří, takže to nepůjde přehlédnout</text:span>.</text:p>
                </text:list-item>
              </text:list>
            </text:list-item>
          </text:list>
        </text:list-item>
      </text:list>
      <text:p text:style-name="P70"/>
      <text:p text:style-name="P70"/>
      <text:list xml:id="list160840509623410" text:continue-numbering="true" text:style-name="L183">
        <text:list-item>
          <text:p text:style-name="P71">U obrazu ženské postavy s čelenkou z hvězd:</text:p>
          <text:p text:style-name="P302"><text:span text:style-name="Emphasis">„Klaním se před Tebou, Astro, stvořitelko hvězd, královno bohů Řádu.“</text:span></text:p>
        </text:list-item>
        <text:list-item>
          <text:p text:style-name="P302"><text:span text:style-name="Emphasis"><text:span text:style-name="T34">U obrazu mužské postavy s paprsky vycházejícími z otevřené dlaně:</text:span></text:span></text:p>
          <text:p text:style-name="P132"><text:span text:style-name="Emphasis"><text:span text:style-name="T56">„Klaním se před Tebou, Solreone, jenž každý den putuješ po nebeské klenbě a dáváš nám světlo a naději.“</text:span></text:span></text:p>
        </text:list-item>
        <text:list-item>
          <text:p text:style-name="P132"><text:span text:style-name="Emphasis"><text:span text:style-name="T34">U obrazu nahé </text:span></text:span><text:span text:style-name="Emphasis"><text:span text:style-name="T35">mladé</text:span></text:span><text:span text:style-name="Emphasis"><text:span text:style-name="T34"> žen</text:span></text:span><text:span text:style-name="Emphasis"><text:span text:style-name="T35">y</text:span></text:span><text:span text:style-name="Emphasis"><text:span text:style-name="T34">, která má místo nohou kořeny:</text:span></text:span></text:p>
          <text:p text:style-name="P132"><text:soft-page-break/><text:span text:style-name="Emphasis"><text:span text:style-name="T56">„Klaním se před Tebou, Raio, paní divočiny. Tobě vděčíme za léčivé dary lesa.“</text:span></text:span></text:p>
        </text:list-item>
        <text:list-item>
          <text:p text:style-name="P132"><text:span text:style-name="Emphasis"><text:span text:style-name="T34">U obrazu </text:span></text:span><text:span text:style-name="Emphasis"><text:span text:style-name="T35">postarší ženy s holí v jedné ruce a otevřenou knihou ve druhé:</text:span></text:span></text:p>
          <text:p text:style-name="P132"><text:span text:style-name="Emphasis"><text:span text:style-name="T56">„Klaním se před Tebou, Mirvo, paní kouzel, vědění a magické moci.“</text:span></text:span></text:p>
        </text:list-item>
        <text:list-item>
          <text:p text:style-name="P132"><text:span text:style-name="Emphasis"><text:span text:style-name="T35">U takřka nezřetelného obrazu shrbené stařeny:</text:span></text:span></text:p>
          <text:p text:style-name="P132"><text:span text:style-name="Emphasis"><text:span text:style-name="T56">„Klaním se před Tebou, Ero, která nás chráníš před ničivou mocí času.“</text:span></text:span></text:p>
        </text:list-item>
        <text:list-item>
          <text:p text:style-name="P132"><text:span text:style-name="Emphasis"><text:span text:style-name="T36">U obrazu bojovníka v pokleku s čelem opřeným o jílec meče:</text:span></text:span></text:p>
          <text:p text:style-name="P132"><text:span text:style-name="T18">„Klaním se před Tebou, Belerone, </text:span><text:span text:style-name="T19">jenž jsi ztělesněním</text:span><text:span text:style-name="T18"> cti, spravedlnosti a věrnosti“.</text:span></text:p>
        </text:list-item>
        <text:list-item>
          <text:p text:style-name="P109"><text:span text:style-name="T179">U </text:span><text:span text:style-name="T178">obrazu </text:span><text:span text:style-name="T180">ženy s kladivem v jedné ruce a kleštěmi ve druhé:</text:span></text:p>
          <text:p text:style-name="P72"><text:span text:style-name="T18">„Klaním se před Tebou, </text:span><text:span text:style-name="T20">Narveo. Tobě vděčíme za naši zručnost a tvořivost</text:span><text:span text:style-name="T18">“.</text:span></text:p>
        </text:list-item>
      </text:list>
      <text:p text:style-name="P70"/>
      <text:p text:style-name="P73">TODO:</text:p>
      <text:p text:style-name="P74">Kaple by měla být tajná a někde by měl být hint, kde je a jak se otevírá. <text:span text:style-name="T181">A taky jak si poradit s přízrakem (jak?)</text:span></text:p>
      <text:p text:style-name="P75">Když do kaple někdo vstoupí, přivolá to přízrak.</text:p>
      <text:list xml:id="list2939246851" text:style-name="L184">
        <text:list-item>
          <text:p text:style-name="P76">Je možné ho ukecat.</text:p>
        </text:list-item>
        <text:list-item>
          <text:p text:style-name="P77">Je možné ho zmlátit, ale asi jen pokud mají postavy výbavu z jiných dungeonů.</text:p>
        </text:list-item>
        <text:list-item>
          <text:p text:style-name="P77">Mělo by být možné ho „odeklít“</text:p>
          <text:list>
            <text:list-item>
              <text:p text:style-name="P77"><text:soft-page-break/>Otázka je, jak a proč vzniknul.</text:p>
            </text:list-item>
            <text:list-item>
              <text:p text:style-name="P78">Posádka dostala rozkaz vyrazit do bitvy. On je co, bývalý velitel pevnosti? <text:span text:style-name="T182">Možná to byl místní šlechtic a nechtěl svou zemi opustit.</text:span></text:p>
            </text:list-item>
            <text:list-item>
              <text:p text:style-name="P79">Nebo byl součástí obrany pevnosti, podobně jako sochy. Tzn. vznikl tady kouzlem a možná dokonce tak, že na něj mágové seslali kouzlo, on pak mohl ještě naběhnout do války a až když tam umřel, tak se z něj stal přízrak vázaný na tuhle pevnost.</text:p>
              <text:list>
                <text:list-item>
                  <text:p text:style-name="P80">Jo, to dává smysl. Útočí na orky a gobliny, že?</text:p>
                </text:list-item>
              </text:list>
            </text:list-item>
          </text:list>
        </text:list-item>
      </text:list>
      <text:list xml:id="list365096628" text:style-name="L185">
        <text:list-item>
          <text:p text:style-name="P81">Novoelfí průzkumníci <text:span text:style-name="T183">o něm mohli vědět a mohli mít s sebou nějaké kouzlo, kterým půjde kletba zrušit. Bude ale asi potřeba dostat se do Beleronovy kaple a přízrak se asi bude bránit.</text:span></text:p>
        </text:list-item>
      </text:list>
      <text:p text:style-name="P82">Dotek krystalu:<text:line-break/><text:tab/><text:span text:style-name="T92">Když se ho </text:span>postavy<text:span text:style-name="T92"> dotknou, tak získají jeden bod zkušenosti a </text:span>přestanou mít <text:span text:style-name="T92">pocit, </text:span>že je sem něco táhne.</text:p>
      <text:p text:style-name="P82">/*</text:p>
      <text:p text:style-name="P83">Původně:</text:p>
      <text:p text:style-name="P268">Jak mohou hráči dosáhnout toho, aby je přízrak pustil do kaple:</text:p>
      <text:list xml:id="list2709522914" text:style-name="L186">
        <text:list-item>
          <text:p text:style-name="P267">Použít kouzlo <text:span text:style-name="T12">Přenos myšlenek</text:span> a promluvit si s ním (ve staroeflštině).</text:p>
          <text:list>
            <text:list-item>
              <text:p text:style-name="P269">TODO: Někde musí být zmínka, že to je možné:</text:p>
              <text:list>
                <text:list-item>
                  <text:p text:style-name="P269">Elf, který bude mít kouzlo <text:span text:style-name="T12">Přenos myšlenek</text:span>, bude mít zároveň průvodní list zmiňující, že ho má použít pro komunikaci s pozůstatky elfské obrany.</text:p>
                  <text:list>
                    <text:list-item>
                      <text:p text:style-name="P270"><text:soft-page-break/>Respektive dopis by mohl mít spíš vůdce výpravy, ať to není vyloženě na stejném místě.</text:p>
                      <text:p text:style-name="P270">„Přikládám <text:span text:style-name="T184">také</text:span> několik svitků s kouzly. Střez je jako oko v hlavě, jsou nesmírně vzácné.<text:line-break/><text:tab/>Na jednom z nich je kouzlo <text:span text:style-name="T12">Přenos myšlenek</text:span>, které ti umožní <text:span text:style-name="T185">domluvit se</text:span> s duchy našich předků, pokud na nějaké narazíš.“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">Zlomit „kletbu“ (ona to není ani tak kletba jako spíš kouzlo na stvoření zbraně).</text:p>
          <text:list>
            <text:list-item>
              <text:p text:style-name="P272">TODO: Jak?</text:p>
              <text:list>
                <text:list-item>
                  <text:p text:style-name="P273">V trezoru velitele pevnosti <text:span text:style-name="T186">(asi v místnosti v úplně spodním patře věže)</text:span> budou instrukce od mága, který přízrak vytvořil. <text:span text:style-name="T187">Tam bude zmíněno:</text:span></text:p>
                  <text:p text:style-name="P274">Esence nehmotného strážce, jenž ti jest přidělen, je uložena v amuletu ve tvaru XY. Chraň tento předmět před poškozením, sic z něj tato esence vyprchá a strážce se propadne do Nebytí.</text:p>
                </text:list-item>
                <text:list-item>
                  <text:p text:style-name="P275">Amulet bude mít Beleron na krku.</text:p>
                </text:list-item>
              </text:list>
            </text:list-item>
          </text:list>
        </text:list-item>
        <text:list-item>
          <text:p text:style-name="P271">Nějak přízrak odlákat (nejlíp tím, že se převléknou za orka).</text:p>
          <text:list>
            <text:list-item>
              <text:p text:style-name="P273">Tohle by mohlo být spojené s „lámíním kletby“. Na pořádné prohledání místnosti asi odlákání přízraku stačit nebude, ale na šlohnutí jeho „srdce“ by stačit mohlo.</text:p>
            </text:list-item>
          </text:list>
        </text:list-item>
        <text:list-item>
          <text:p text:style-name="P276">Mít na krku amulet se symbolem Belerona, nebo kýho boha že to je svatyně. Přízrak je pak pozdraví jako jako věřící a svatyni opustí.</text:p>
          <text:list>
            <text:list-item>
              <text:p text:style-name="P276">Tohle asi vysvětlovat nemusím. Ve svatyni bude socha, a amulety jí budou podobné.</text:p>
              <text:list>
                <text:list-item>
                  <text:p text:style-name="P277"><text:soft-page-break/>I když možná nějaká zmínka o tom, že strážce do svatyně pustí jen vyznavače Belerona, by tam být mohla.</text:p>
                </text:list-item>
              </text:list>
            </text:list-item>
            <text:list-item>
              <text:p text:style-name="P84">Pokud jen některé z postav budou mít Beleronův amulet, tak je přízrak cíleně osloví <text:span text:style-name="T188">a oznámí jim, že „Do svatyně mohou vstoupit jen následovníci Belerona“.</text:span></text:p>
            </text:list-item>
          </text:list>
        </text:list-item>
      </text:list>
      <text:p text:style-name="P82">*/</text:p>
      <text:h text:style-name="P7" text:outline-level="3">Druhé podzemní patro</text:h>
      <text:h text:style-name="P17" text:outline-level="4">C6 –<text:span text:style-name="T189"> spodní patro boční věže</text:span></text:h>
      <text:p text:style-name="P278">Na <text:span text:style-name="T190">schodech</text:span> <text:span text:style-name="T191">je</text:span> pět mrtvých orků.</text:p>
      <text:list xml:id="list3079233036" text:style-name="L187">
        <text:list-item>
          <text:p text:style-name="P279">Mají otevřená ústa a někteří se drží za krk, jako kdyby se dusili.</text:p>
        </text:list-item>
        <text:list-item>
          <text:p text:style-name="P281">Jsou na jedné hromadě, všichni hlavou směrem nahoru do schodů. Skoro to vypadá, že se snažili jeden před druhého prodrat nahoru po schodech</text:p>
          <text:list>
            <text:list-item>
              <text:p text:style-name="P281">(což bylo beztak marné, protože o patro výš jsou schody pobořené, viz B6).</text:p>
            </text:list-item>
          </text:list>
        </text:list-item>
      </text:list>
      <text:list xml:id="list439031056" text:style-name="L188">
        <text:list-item>
          <text:p text:style-name="P280">TODO: loot</text:p>
        </text:list-item>
      </text:list>
      <text:p text:style-name="P54">Prohledání místnosti:</text:p>
      <text:p text:style-name="P284">Na východní stěně je ve výšce zhruba metr nad zemí ve zdi malý zčernalý otvor.</text:p>
      <text:list xml:id="list573120397" text:style-name="L189">
        <text:list-item>
          <text:p text:style-name="P282">Je zhruba na prst hluboký, jinak na něm není nic zajímavého.</text:p>
        </text:list-item>
        <text:list-item>
          <text:p text:style-name="P285">Odtud vyletuje ohnivá šipka při vstupu na některou z dlaždic v C7.</text:p>
        </text:list-item>
      </text:list>
      <text:h text:style-name="P18" text:outline-level="4"><text:soft-page-break/>C7 – spouštěcí dlaždice pasti</text:h>
      <text:p text:style-name="P284">Když někdo vstoupí na jednu z označených dlaždic, spustí tím magickou past.</text:p>
      <text:list xml:id="list2408559520" text:style-name="L190">
        <text:list-item>
          <text:p text:style-name="P283">Ze <text:span text:style-name="T192">zdí v místnostech C6 a C8 vyletí ohnivé šipky a pokud nic nezasáhnou, proletí proti sobě přes celou chodbu ve výšce metr nad zemí.</text:span></text:p>
        </text:list-item>
        <text:list-item>
          <text:p text:style-name="P286"><text:span text:style-name="T193">Každá šipka</text:span> má <text:span text:style-name="T14">útok</text:span> 1k6 + 5/4dZ</text:p>
          <text:list>
            <text:list-item>
              <text:p text:style-name="P287">Každá zraní jen jeden cíl, ale když před ní někdo úspěšně uhne, může pořád <text:span text:style-name="T194">zasáhnout</text:span> <text:span text:style-name="T195">dalšího</text:span> v řadě.</text:p>
            </text:list-item>
            <text:list-item>
              <text:p text:style-name="P287">Jeden cíl může <text:span text:style-name="T196">být</text:span> <text:span text:style-name="T197">spuštěním pasti</text:span> být zraněn dvakrát (z obou stran).</text:p>
            </text:list-item>
          </text:list>
        </text:list-item>
      </text:list>
      <text:h text:style-name="P19" text:outline-level="4">C8 – vstupní obranná místnost</text:h>
      <text:p text:style-name="P289"><text:span text:style-name="T49">S</text:span><text:span text:style-name="T198">: </text:span><text:span text:style-name="T15">Ve výčnělcích stojí </text:span><text:span text:style-name="T12">sochy </text:span><text:span text:style-name="T16">efích vojáků</text:span><text:span text:style-name="T12">.</text:span></text:p>
      <text:list xml:id="list397332044" text:style-name="L191">
        <text:list-item>
          <text:p text:style-name="P288">Mají kopí.</text:p>
          <text:list>
            <text:list-item>
              <text:p text:style-name="P290">Kopí jsou celá ze železa, jsou rezavá a velice těžká.</text:p>
              <text:list>
                <text:list-item>
                  <text:p text:style-name="P290"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288"><text:span text:style-name="T199">Obživnou a zaútočí</text:span>, když někdo vstoupí do místnosti, nebo když někdo zaútočí na některou z nich.</text:p>
        </text:list-item>
        <text:list-item>
          <text:p text:style-name="P291"><text:span text:style-name="T200">V</text:span>ědí o ohnivé šipce prostřelující střed chodby, takže si tam nestoupají.</text:p>
        </text:list-item>
      </text:list>
      <text:h text:style-name="P21" text:outline-level="4">C<text:span text:style-name="T201">9</text:span> – <text:span text:style-name="T202">obranné postavení</text:span> </text:h>
      <text:p text:style-name="P289"><text:span text:style-name="T49">S</text:span><text:span text:style-name="T198">: </text:span><text:span text:style-name="T15">Ve výčnělcích stojí </text:span><text:span text:style-name="T12">sochy </text:span><text:span text:style-name="T17">elfích vojáků</text:span><text:span text:style-name="T12">.</text:span></text:p>
      <text:list xml:id="list2105722960" text:style-name="L192">
        <text:list-item>
          <text:p text:style-name="P55">Mají meče a <text:span text:style-name="T203">velké</text:span> štíty.</text:p>
          <text:list>
            <text:list-item>
              <text:p text:style-name="P292"><text:span text:style-name="T203">Zbraně i štíty jsou železné, rezavé a velice těžké</text:span>.</text:p>
              <text:list>
                <text:list-item>
                  <text:p text:style-name="P293"><text:soft-page-break/>Meče <text:span text:style-name="T204">jsou pro postavy improvizovaná těžká jednoruční zbraň 1/1.</text:span></text:p>
                </text:list-item>
                <text:list-item>
                  <text:p text:style-name="P293">Štíty <text:span text:style-name="T205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292"><text:span text:style-name="T206">Obživnou a zaútočí</text:span> <text:span text:style-name="T206">po otevření</text:span> některých ze dvou dveří <text:span text:style-name="T206">do C8</text:span>, nebo když na některou z nich někdo zaútočí.</text:p>
        </text:list-item>
      </text:list>
      <text:h text:style-name="P20" text:outline-level="4">C10 – zbrojnice</text:h>
      <text:p text:style-name="P56">U stěn jsou prázdné stojany na zbraně.</text:p>
      <text:p text:style-name="P57">Na jedné stěně je páka.</text:p>
      <text:list xml:id="list412233635" text:style-name="L193">
        <text:list-item>
          <text:p text:style-name="P58">Nad pákou je n<text:span text:style-name="T207">ějaký nápis.</text:span></text:p>
          <text:list>
            <text:list-item>
              <text:p text:style-name="P110">Nápis je ve staroelfštině a říká:</text:p>
              <text:p text:style-name="P58">„<text:span text:style-name="T208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111">U stěny je na páce západka, zřejmě znemožňuje za ni zatáhnout, dokud není vytažena.</text:p>
          <text:list>
            <text:list-item>
              <text:p text:style-name="P111"><text:span text:style-name="T209">Západka j</text:span>e vytažena.</text:p>
            </text:list-item>
          </text:list>
        </text:list-item>
        <text:list-item>
          <text:p text:style-name="P112">Když za <text:span text:style-name="T210">páku</text:span> někdo zatáhne:</text:p>
          <text:list>
            <text:list-item>
              <text:p text:style-name="P58">Ze stěny za pákou se ozvalo zaklapání nějakého mechanismu.</text:p>
            </text:list-item>
            <text:list-item>
              <text:p text:style-name="P303"><text:span text:style-name="T37">Tato páka </text:span><text:span text:style-name="T38">vypouštěla jedovatý plyn do místností C</text:span><text:span text:style-name="T39">8</text:span><text:span text:style-name="T38"> a C</text:span><text:span text:style-name="T39">9</text:span><text:span text:style-name="T38">. </text:span><text:span text:style-name="T39">J</text:span><text:span text:style-name="T38">e ale </text:span><text:span text:style-name="T39">všechen</text:span><text:span text:style-name="T38"> spotřebovaný, takže </text:span><text:span text:style-name="T39">se nic nestane</text:span><text:span text:style-name="T38">.</text:span></text:p>
            </text:list-item>
          </text:list>
        </text:list-item>
      </text:list>
      <text:h text:style-name="P21" text:outline-level="4"><text:soft-page-break/>Chodba za studnou</text:h>
      <text:p text:style-name="P85">Chodba s<text:span text:style-name="T211">toupá</text:span> nahoru (možná schodištěm), <text:span text:style-name="T211">jinak by hrozilo zatopení.</text:span></text:p>
      <text:list xml:id="list823291699" text:style-name="L194">
        <text:list-item>
          <text:p text:style-name="P86">Mříž</text:p>
          <text:list>
            <text:list-item>
              <text:list>
                <text:list-item>
                  <text:p text:style-name="P87">Nemá zámek</text:p>
                </text:list-item>
                <text:list-item>
                  <text:p text:style-name="P87">Mříž je částečně zvednutá, dá se pod ní protáhnout</text:p>
                  <text:list>
                    <text:list-item>
                      <text:p text:style-name="P87">Na spodní straně má ostrá bodce a je zjevně pekelně těžká.</text:p>
                    </text:list-item>
                  </text:list>
                </text:list-item>
                <text:list-item>
                  <text:p text:style-name="P88"><text:span text:style-name="T212">Z</text:span>vednout <text:span text:style-name="T212">víc se</text:span> nedá, <text:span text:style-name="T212">zvedací</text:span> mechanismus v prvním patře má západku.</text:p>
                </text:list-item>
              </text:list>
            </text:list-item>
          </text:list>
        </text:list-item>
      </text:list>
      <text:p text:style-name="P89">Doupě obří pavoučice</text:p>
      <text:p text:style-name="P89">(Dává smysl tady, protože je to oddělené od zbytku dungeonu. Studnou se sem pavoučice v pohodě dostane).</text:p>
      <text:h text:style-name="P21" text:outline-level="4">Doupě obřího pavouka</text:h>
      <text:p text:style-name="P294">Průduchy <text:span text:style-name="T213">ve skále – postavy neprolezou, pavouci ano.</text:span></text:p>
      <text:list xml:id="list1150914693" text:style-name="L195">
        <text:list-item>
          <text:p text:style-name="P295">Všude je spousta pavučin.</text:p>
          <text:list>
            <text:list-item>
              <text:p text:style-name="P295">Dají se zapálit, v tom případě ale samozřejmě pavoučice zaútočí (pokud přežije oheň).</text:p>
            </text:list-item>
          </text:list>
        </text:list-item>
      </text:list>
      <text:list xml:id="list2619051821" text:style-name="L196">
        <text:list-item>
          <text:p text:style-name="P90">Vysátá, do pavučin zamotaná mrtvola elfa.</text:p>
          <text:list>
            <text:list-item>
              <text:p text:style-name="P120"><text:span text:style-name="T6">TODO: Nějaký poklad – </text:span><text:span text:style-name="T4">asi svitky</text:span><text:span text:style-name="T6">. </text:span><text:span text:style-name="T4">Tzn. když někdo pavučiny zapálí, svitky shoří. </text:span><text:span text:style-name="T5">Ale šlo by asi nejdřív mrtvolu vytáhnou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9T16:07:39.631000000</dc:date>
    <meta:print-date>2113-01-01T00:00:00</meta:print-date>
    <meta:editing-cycles>10837</meta:editing-cycles>
    <meta:editing-duration>P32DT16H23M27S</meta:editing-duration>
    <meta:generator>LibreOffice/5.3.2.2$Windows_X86_64 LibreOffice_project/6cd4f1ef626f15116896b1d8e1398b56da0d0ee1</meta:generator>
    <meta:document-statistic meta:table-count="0" meta:image-count="7" meta:object-count="0" meta:page-count="34" meta:paragraph-count="437" meta:word-count="5133" meta:character-count="29413" meta:non-whitespace-character-count="24888"/>
  </office:meta>
</office:document-meta>
</file>